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tyles.xml" manifest:media-type="text/xml"/>
  <manifest:file-entry manifest:full-path="Object 91/meta.xml" manifest:media-type="text/xml"/>
  <manifest:file-entry manifest:full-path="Object 91/" manifest:media-type="application/vnd.oasis.opendocument.char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layout-cache" manifest:media-type="application/binary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0" style:family="table">
      <style:table-properties style:width="18.902cm" fo:margin-left="-0.794cm" table:align="left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0.91cm"/>
    </style:style>
    <style:style style:name="Table10.C" style:family="table-column">
      <style:table-column-properties style:column-width="0.891cm"/>
    </style:style>
    <style:style style:name="Table10.D" style:family="table-column">
      <style:table-column-properties style:column-width="1.208cm"/>
    </style:style>
    <style:style style:name="Table10.E" style:family="table-column">
      <style:table-column-properties style:column-width="1.298cm"/>
    </style:style>
    <style:style style:name="Table10.F" style:family="table-column">
      <style:table-column-properties style:column-width="1.3cm"/>
    </style:style>
    <style:style style:name="Table10.G" style:family="table-column">
      <style:table-column-properties style:column-width="1.393cm"/>
    </style:style>
    <style:style style:name="Table10.H" style:family="table-column">
      <style:table-column-properties style:column-width="1.207cm"/>
    </style:style>
    <style:style style:name="Table10.I" style:family="table-column">
      <style:table-column-properties style:column-width="0.39cm"/>
    </style:style>
    <style:style style:name="Table10.K" style:family="table-column">
      <style:table-column-properties style:column-width="1.095cm"/>
    </style:style>
    <style:style style:name="Table10.M" style:family="table-column">
      <style:table-column-properties style:column-width="1.411cm"/>
    </style:style>
    <style:style style:name="Table10.N" style:family="table-column">
      <style:table-column-properties style:column-width="1.189cm"/>
    </style:style>
    <style:style style:name="Table10.O" style:family="table-column">
      <style:table-column-properties style:column-width="1.244cm"/>
    </style:style>
    <style:style style:name="Table10.P" style:family="table-column">
      <style:table-column-properties style:column-width="1.263cm"/>
    </style:style>
    <style:style style:name="Table10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833cm" style:rel-column-width="10922*"/>
    </style:style>
    <style:style style:name="Table11.F" style:family="table-column">
      <style:table-column-properties style:column-width="2.835cm" style:rel-column-width="10925*"/>
    </style:style>
    <style:style style:name="Table11.A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7" style:family="paragraph" style:parent-style-name="Standard">
      <style:paragraph-properties fo:text-align="center" style:justify-single-word="false"/>
      <style:text-properties style:font-name="Liberation Serif" officeooo:rsid="001113ed" officeooo:paragraph-rsid="008980c4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rsid="001113ed" officeooo:paragraph-rsid="008a36e2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113ed" officeooo:paragraph-rsid="008af5f5"/>
    </style:style>
    <style:style style:name="P20" style:family="paragraph" style:parent-style-name="Standard">
      <style:paragraph-properties fo:text-align="center" style:justify-single-word="false"/>
      <style:text-properties style:font-name="Liberation Serif" officeooo:rsid="001113ed" officeooo:paragraph-rsid="008d6ef4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1113ed" officeooo:paragraph-rsid="0090ad07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rsid="001113ed" officeooo:paragraph-rsid="009847cb"/>
    </style:style>
    <style:style style:name="P23" style:family="paragraph" style:parent-style-name="Standard">
      <style:paragraph-properties fo:text-align="center" style:justify-single-word="false"/>
      <style:text-properties style:font-name="Liberation Serif" officeooo:rsid="001113ed" officeooo:paragraph-rsid="009b0dae"/>
    </style:style>
    <style:style style:name="P24" style:family="paragraph" style:parent-style-name="Standard">
      <style:paragraph-properties fo:text-align="center" style:justify-single-word="false"/>
      <style:text-properties style:font-name="Liberation Serif" officeooo:rsid="001113ed" officeooo:paragraph-rsid="00a28acf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113ed" officeooo:paragraph-rsid="00adfc1b"/>
    </style:style>
    <style:style style:name="P26" style:family="paragraph" style:parent-style-name="Standard">
      <style:paragraph-properties fo:text-align="center" style:justify-single-word="false"/>
      <style:text-properties style:font-name="Liberation Serif" officeooo:rsid="001113ed" officeooo:paragraph-rsid="00b7ffaf"/>
    </style:style>
    <style:style style:name="P27" style:family="paragraph" style:parent-style-name="Standard">
      <style:paragraph-properties fo:text-align="center" style:justify-single-word="false"/>
      <style:text-properties style:font-name="Liberation Serif" officeooo:rsid="001113ed" officeooo:paragraph-rsid="00bb9b0d"/>
    </style:style>
    <style:style style:name="P28" style:family="paragraph" style:parent-style-name="Standard">
      <style:paragraph-properties fo:text-align="center" style:justify-single-word="false"/>
      <style:text-properties style:font-name="Liberation Serif" officeooo:rsid="001113ed" officeooo:paragraph-rsid="00bfe905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rsid="001113ed" officeooo:paragraph-rsid="00c4a903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rsid="001113ed" officeooo:paragraph-rsid="00c70218"/>
    </style:style>
    <style:style style:name="P31" style:family="paragraph" style:parent-style-name="Standard">
      <style:paragraph-properties fo:text-align="center" style:justify-single-word="false"/>
      <style:text-properties style:font-name="Liberation Serif" officeooo:rsid="001113ed" officeooo:paragraph-rsid="00c98ace"/>
    </style:style>
    <style:style style:name="P32" style:family="paragraph" style:parent-style-name="Standard">
      <style:paragraph-properties fo:text-align="center" style:justify-single-word="false"/>
      <style:text-properties style:font-name="Liberation Serif" officeooo:rsid="001113ed" officeooo:paragraph-rsid="00cb57ff"/>
    </style:style>
    <style:style style:name="P33" style:family="paragraph" style:parent-style-name="Standard">
      <style:paragraph-properties fo:text-align="center" style:justify-single-word="false"/>
      <style:text-properties style:font-name="Liberation Serif" officeooo:rsid="001113ed" officeooo:paragraph-rsid="00d0603e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50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1113ed" officeooo:paragraph-rsid="0090ad07"/>
    </style:style>
    <style:style style:name="P70" style:family="paragraph" style:parent-style-name="Standard">
      <style:text-properties style:font-name="Liberation Serif" officeooo:rsid="001113ed" officeooo:paragraph-rsid="001113ed"/>
    </style:style>
    <style:style style:name="P71" style:family="paragraph" style:parent-style-name="Standard">
      <style:text-properties style:font-name="Liberation Serif" officeooo:rsid="00146fdd" officeooo:paragraph-rsid="00146fdd"/>
    </style:style>
    <style:style style:name="P72" style:family="paragraph" style:parent-style-name="Standard">
      <style:text-properties style:font-name="Liberation Serif" officeooo:rsid="00146fdd" officeooo:paragraph-rsid="001816b6"/>
    </style:style>
    <style:style style:name="P73" style:family="paragraph" style:parent-style-name="Standard">
      <style:text-properties style:font-name="Liberation Serif" officeooo:rsid="00146fdd" officeooo:paragraph-rsid="001944bd"/>
    </style:style>
    <style:style style:name="P74" style:family="paragraph" style:parent-style-name="Standard">
      <style:text-properties style:font-name="Liberation Serif" officeooo:rsid="001944bd" officeooo:paragraph-rsid="001944bd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111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112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113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114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115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116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117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118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20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21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24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25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26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27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28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29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30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1" style:family="paragraph" style:parent-style-name="Standard">
      <style:paragraph-properties fo:text-align="start" style:justify-single-word="false"/>
      <style:text-properties style:font-name="Liberation Serif" officeooo:rsid="008980c4" officeooo:paragraph-rsid="008980c4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8a36e2" officeooo:paragraph-rsid="008a36e2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8af5f5" officeooo:paragraph-rsid="008af5f5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8d6ef4" officeooo:paragraph-rsid="008d6ef4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8d6ef4" officeooo:paragraph-rsid="008ef787"/>
    </style:style>
    <style:style style:name="P136" style:family="paragraph" style:parent-style-name="Standard">
      <style:paragraph-properties fo:text-align="start" style:justify-single-word="false"/>
      <style:text-properties style:font-name="Liberation Serif" officeooo:rsid="0090ad07" officeooo:paragraph-rsid="0090ad07"/>
    </style:style>
    <style:style style:name="P137" style:family="paragraph" style:parent-style-name="Standard">
      <style:paragraph-properties fo:text-align="start" style:justify-single-word="false"/>
      <style:text-properties style:font-name="Liberation Serif" officeooo:rsid="009847cb" officeooo:paragraph-rsid="009847cb"/>
    </style:style>
    <style:style style:name="P138" style:family="paragraph" style:parent-style-name="Standard">
      <style:paragraph-properties fo:text-align="start" style:justify-single-word="false"/>
      <style:text-properties style:font-name="Liberation Serif" officeooo:rsid="009b0dae" officeooo:paragraph-rsid="00a0ef3d"/>
    </style:style>
    <style:style style:name="P139" style:family="paragraph" style:parent-style-name="Standard">
      <style:paragraph-properties fo:text-align="start" style:justify-single-word="false"/>
      <style:text-properties style:font-name="Liberation Serif" officeooo:rsid="009b0dae" officeooo:paragraph-rsid="00a1b1a9"/>
    </style:style>
    <style:style style:name="P140" style:family="paragraph" style:parent-style-name="Standard">
      <style:text-properties officeooo:rsid="00146fdd" officeooo:paragraph-rsid="001816b6"/>
    </style:style>
    <style:style style:name="P141" style:family="paragraph" style:parent-style-name="Standard">
      <style:text-properties officeooo:rsid="00146fdd" officeooo:paragraph-rsid="001944bd"/>
    </style:style>
    <style:style style:name="P142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43" style:family="paragraph" style:parent-style-name="Standard">
      <style:text-properties officeooo:paragraph-rsid="002ec8d4"/>
    </style:style>
    <style:style style:name="P144" style:family="paragraph" style:parent-style-name="Standard">
      <style:text-properties officeooo:paragraph-rsid="0074aa46"/>
    </style:style>
    <style:style style:name="P145" style:family="paragraph" style:parent-style-name="Standard">
      <style:text-properties officeooo:paragraph-rsid="0079f35b"/>
    </style:style>
    <style:style style:name="P146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9b0dae"/>
    </style:style>
    <style:style style:name="P147" style:family="paragraph" style:parent-style-name="Standard">
      <style:paragraph-properties fo:text-align="start" style:justify-single-word="false"/>
      <style:text-properties style:text-position="0% 100%" style:font-name="Liberation Serif" officeooo:rsid="009b0dae" officeooo:paragraph-rsid="00a0ef3d"/>
    </style:style>
    <style:style style:name="P148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9e7747"/>
    </style:style>
    <style:style style:name="P149" style:family="paragraph" style:parent-style-name="Standard">
      <style:paragraph-properties fo:text-align="start" style:justify-single-word="false"/>
      <style:text-properties style:text-position="0% 100%" style:font-name="Liberation Serif" officeooo:rsid="009f5bbf" officeooo:paragraph-rsid="00a12238"/>
    </style:style>
    <style:style style:name="P150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1b1a9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" officeooo:rsid="00a1b1a9" officeooo:paragraph-rsid="00a28acf"/>
    </style:style>
    <style:style style:name="P152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28acf"/>
    </style:style>
    <style:style style:name="P153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adfc1b"/>
    </style:style>
    <style:style style:name="P154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9a2a5"/>
    </style:style>
    <style:style style:name="P155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b9b0d"/>
    </style:style>
    <style:style style:name="P156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bfe905"/>
    </style:style>
    <style:style style:name="P157" style:family="paragraph" style:parent-style-name="Standard">
      <style:paragraph-properties fo:text-align="center" style:justify-single-word="false"/>
      <style:text-properties style:text-position="0% 100%" style:font-name="Liberation Serif" officeooo:rsid="00a1b1a9" officeooo:paragraph-rsid="00c4a903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" officeooo:rsid="00a69ea8" officeooo:paragraph-rsid="00a69ea8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" officeooo:rsid="00a52e32" officeooo:paragraph-rsid="00a52e32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" officeooo:rsid="00a30a7f" officeooo:paragraph-rsid="00a30a7f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" officeooo:rsid="00aff629" officeooo:paragraph-rsid="00aff629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officeooo:rsid="00b02c56" officeooo:paragraph-rsid="00b02c56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officeooo:rsid="00b9a2a5" officeooo:paragraph-rsid="00b9a2a5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officeooo:rsid="00bb3efc" officeooo:paragraph-rsid="00bb3efc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officeooo:rsid="00bd6423" officeooo:paragraph-rsid="00bd6423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officeooo:rsid="00bfe905" officeooo:paragraph-rsid="00bfe905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officeooo:rsid="00c1bc0e" officeooo:paragraph-rsid="00c1bc0e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officeooo:rsid="00c4a903" officeooo:paragraph-rsid="00c4a903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officeooo:rsid="00c70218" officeooo:paragraph-rsid="00c70218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officeooo:rsid="00c83346" officeooo:paragraph-rsid="00c83346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officeooo:rsid="00c98ace" officeooo:paragraph-rsid="00c98ace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officeooo:rsid="00cb57ff" officeooo:paragraph-rsid="00cb57ff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officeooo:rsid="00cca40a" officeooo:paragraph-rsid="00cca40a"/>
    </style:style>
    <style:style style:name="P174" style:family="paragraph" style:parent-style-name="Standard">
      <style:paragraph-properties fo:text-align="start" style:justify-single-word="false"/>
      <style:text-properties officeooo:paragraph-rsid="00b02c56"/>
    </style:style>
    <style:style style:name="P17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4a903" officeooo:paragraph-rsid="00c4a903"/>
    </style:style>
    <style:style style:name="P176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70218"/>
    </style:style>
    <style:style style:name="P17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98ace"/>
    </style:style>
    <style:style style:name="P17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cb57ff"/>
    </style:style>
    <style:style style:name="P179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0603e"/>
    </style:style>
    <style:style style:name="P18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83346" officeooo:paragraph-rsid="00c83346"/>
    </style:style>
    <style:style style:name="P18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98ace" officeooo:paragraph-rsid="00c98ace"/>
    </style:style>
    <style:style style:name="P18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0603e"/>
    </style:style>
    <style:style style:name="P18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0603e" officeooo:paragraph-rsid="00d217a1"/>
    </style:style>
    <style:style style:name="P184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85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86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89" style:family="paragraph" style:parent-style-name="Table_20_Contents">
      <style:text-properties officeooo:rsid="001bd6d8" officeooo:paragraph-rsid="001bd6d8"/>
    </style:style>
    <style:style style:name="P190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91" style:family="paragraph" style:parent-style-name="Table_20_Contents">
      <style:paragraph-properties fo:text-align="end" style:justify-single-word="false"/>
    </style:style>
    <style:style style:name="P192" style:family="paragraph" style:parent-style-name="Table_20_Contents">
      <style:paragraph-properties fo:text-align="start" style:justify-single-word="false"/>
    </style:style>
    <style:style style:name="P193" style:family="paragraph" style:parent-style-name="Table_20_Contents">
      <style:text-properties officeooo:rsid="001c9de3" officeooo:paragraph-rsid="001c9de3"/>
    </style:style>
    <style:style style:name="P194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95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96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e5e2" officeooo:paragraph-rsid="00a3e5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52e32" officeooo:paragraph-rsid="00a52e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7ef7" officeooo:paragraph-rsid="00a77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907a" officeooo:paragraph-rsid="00b19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4320" officeooo:paragraph-rsid="00b24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4" style:family="paragraph" style:parent-style-name="Text_20_body">
      <style:text-properties officeooo:paragraph-rsid="00b1907a"/>
    </style:style>
    <style:style style:name="P2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cca40a" officeooo:paragraph-rsid="00cca40a"/>
    </style:style>
    <style:style style:name="P2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1f859" officeooo:paragraph-rsid="00d5bd8a"/>
    </style:style>
    <style:style style:name="P227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5fdb6"/>
    </style:style>
    <style:style style:name="P228" style:family="paragraph" style:parent-style-name="Standard">
      <style:paragraph-properties fo:text-align="center" style:justify-single-word="false"/>
      <style:text-properties style:text-line-through-style="none" style:text-line-through-type="none" style:text-position="0% 100%" style:font-name="Liberation Serif" officeooo:rsid="00a1b1a9" officeooo:paragraph-rsid="00dcd1aa"/>
    </style:style>
    <style:style style:name="P22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5fdb6" officeooo:paragraph-rsid="00dacacf"/>
    </style:style>
    <style:style style:name="P23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807fc"/>
    </style:style>
    <style:style style:name="P23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807fc" officeooo:paragraph-rsid="00d9cbdd"/>
    </style:style>
    <style:style style:name="P23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cd1aa"/>
    </style:style>
    <style:style style:name="P23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cd1aa" officeooo:paragraph-rsid="00dd9043"/>
    </style:style>
    <style:style style:name="P23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officeooo:rsid="00dd9043" officeooo:paragraph-rsid="00dd9043"/>
    </style:style>
    <style:style style:name="P235" style:family="paragraph" style:parent-style-name="Standard">
      <style:paragraph-properties fo:text-align="center" style:justify-single-word="false"/>
      <style:text-properties style:font-name="Liberation Serif" officeooo:rsid="001113ed" officeooo:paragraph-rsid="00d5fdb6"/>
    </style:style>
    <style:style style:name="P236" style:family="paragraph" style:parent-style-name="Standard">
      <style:paragraph-properties fo:text-align="center" style:justify-single-word="false"/>
      <style:text-properties style:font-name="Liberation Serif" officeooo:rsid="001113ed" officeooo:paragraph-rsid="00dcd1a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49d4f"/>
    </style:style>
    <style:style style:name="T56" style:family="text">
      <style:text-properties style:text-position="super 58%" officeooo:rsid="009c9016"/>
    </style:style>
    <style:style style:name="T57" style:family="text">
      <style:text-properties style:text-position="super 58%" officeooo:rsid="009e7747"/>
    </style:style>
    <style:style style:name="T58" style:family="text">
      <style:text-properties style:text-position="super 58%" officeooo:rsid="009f5bbf"/>
    </style:style>
    <style:style style:name="T59" style:family="text">
      <style:text-properties style:text-position="super 58%" officeooo:rsid="00a1b1a9"/>
    </style:style>
    <style:style style:name="T60" style:family="text">
      <style:text-properties style:text-position="super 58%" officeooo:rsid="00c303b1"/>
    </style:style>
    <style:style style:name="T61" style:family="text">
      <style:text-properties style:text-position="super 58%" officeooo:rsid="00c54985"/>
    </style:style>
    <style:style style:name="T62" style:family="text">
      <style:text-properties style:text-position="super 58%" officeooo:rsid="00d3dd7e"/>
    </style:style>
    <style:style style:name="T63" style:family="text">
      <style:text-properties style:text-position="super 58%" officeooo:rsid="00d43713"/>
    </style:style>
    <style:style style:name="T64" style:family="text">
      <style:text-properties style:text-position="super 58%" officeooo:rsid="00d53dc0"/>
    </style:style>
    <style:style style:name="T65" style:family="text">
      <style:text-properties style:text-position="super 58%" officeooo:rsid="00d5bd8a"/>
    </style:style>
    <style:style style:name="T66" style:family="text">
      <style:text-properties style:text-position="super 58%" officeooo:rsid="00d9c923"/>
    </style:style>
    <style:style style:name="T67" style:family="text">
      <style:text-properties style:text-position="super 58%" officeooo:rsid="00d9cbdd"/>
    </style:style>
    <style:style style:name="T68" style:family="text">
      <style:text-properties style:text-position="super 58%" officeooo:rsid="00da6468"/>
    </style:style>
    <style:style style:name="T69" style:family="text">
      <style:text-properties style:text-position="super 58%" officeooo:rsid="00dd9043"/>
    </style:style>
    <style:style style:name="T70" style:family="text">
      <style:text-properties officeooo:rsid="007890e3"/>
    </style:style>
    <style:style style:name="T71" style:family="text">
      <style:text-properties officeooo:rsid="0078ae39"/>
    </style:style>
    <style:style style:name="T72" style:family="text">
      <style:text-properties officeooo:rsid="0079f35b"/>
    </style:style>
    <style:style style:name="T73" style:family="text">
      <style:text-properties officeooo:rsid="007cdc20"/>
    </style:style>
    <style:style style:name="T74" style:family="text">
      <style:text-properties officeooo:rsid="007e9927"/>
    </style:style>
    <style:style style:name="T75" style:family="text">
      <style:text-properties officeooo:rsid="008980c4"/>
    </style:style>
    <style:style style:name="T76" style:family="text">
      <style:text-properties officeooo:rsid="008a36e2"/>
    </style:style>
    <style:style style:name="T77" style:family="text">
      <style:text-properties officeooo:rsid="008af5f5"/>
    </style:style>
    <style:style style:name="T78" style:family="text">
      <style:text-properties officeooo:rsid="008d6ef4"/>
    </style:style>
    <style:style style:name="T79" style:family="text">
      <style:text-properties officeooo:rsid="008ef787"/>
    </style:style>
    <style:style style:name="T80" style:family="text">
      <style:text-properties style:font-name="Liberation Serif1" officeooo:rsid="008ef787" style:font-name-asian="Liberation Serif1" style:font-name-complex="Liberation Serif1"/>
    </style:style>
    <style:style style:name="T81" style:family="text">
      <style:text-properties officeooo:rsid="0090ad07"/>
    </style:style>
    <style:style style:name="T82" style:family="text">
      <style:text-properties officeooo:rsid="00911ae0"/>
    </style:style>
    <style:style style:name="T83" style:family="text">
      <style:text-properties officeooo:rsid="0092dc70"/>
    </style:style>
    <style:style style:name="T84" style:family="text">
      <style:text-properties officeooo:rsid="0099bfd7"/>
    </style:style>
    <style:style style:name="T85" style:family="text">
      <style:text-properties style:text-position="0% 100%"/>
    </style:style>
    <style:style style:name="T86" style:family="text">
      <style:text-properties style:text-position="0% 100%" officeooo:rsid="009c9016"/>
    </style:style>
    <style:style style:name="T87" style:family="text">
      <style:text-properties style:text-position="0% 100%" officeooo:rsid="009e7747"/>
    </style:style>
    <style:style style:name="T88" style:family="text">
      <style:text-properties style:text-position="0% 100%" officeooo:rsid="009f5bbf"/>
    </style:style>
    <style:style style:name="T89" style:family="text">
      <style:text-properties style:text-position="0% 100%" officeooo:rsid="00a1b1a9"/>
    </style:style>
    <style:style style:name="T90" style:family="text">
      <style:text-properties officeooo:rsid="00a3e5e2"/>
    </style:style>
    <style:style style:name="T91" style:family="text">
      <style:text-properties officeooo:rsid="00b1907a"/>
    </style:style>
    <style:style style:name="T92" style:family="text">
      <style:text-properties officeooo:rsid="00b24320"/>
    </style:style>
    <style:style style:name="T93" style:family="text">
      <style:text-properties officeooo:rsid="00b98130"/>
    </style:style>
    <style:style style:name="T94" style:family="text">
      <style:text-properties officeooo:rsid="00bb9b0d"/>
    </style:style>
    <style:style style:name="T95" style:family="text">
      <style:text-properties officeooo:rsid="00bfe905"/>
    </style:style>
    <style:style style:name="T96" style:family="text">
      <style:text-properties officeooo:rsid="00c303b1"/>
    </style:style>
    <style:style style:name="T97" style:family="text">
      <style:text-properties style:text-line-through-style="none" style:text-line-through-type="none"/>
    </style:style>
    <style:style style:name="T98" style:family="text">
      <style:text-properties style:text-line-through-style="none" style:text-line-through-type="none" style:text-position="super 58%"/>
    </style:style>
    <style:style style:name="T99" style:family="text">
      <style:text-properties style:text-line-through-style="none" style:text-line-through-type="none" style:text-position="super 58%" officeooo:rsid="00c3cdcd"/>
    </style:style>
    <style:style style:name="T100" style:family="text">
      <style:text-properties style:text-line-through-style="none" style:text-line-through-type="none" style:text-position="super 58%" officeooo:rsid="00c54985"/>
    </style:style>
    <style:style style:name="T101" style:family="text">
      <style:text-properties style:text-line-through-style="none" style:text-line-through-type="none" style:text-position="super 58%" officeooo:rsid="00c83346"/>
    </style:style>
    <style:style style:name="T102" style:family="text">
      <style:text-properties style:text-line-through-style="none" style:text-line-through-type="none" officeooo:rsid="00c3cdcd"/>
    </style:style>
    <style:style style:name="T103" style:family="text">
      <style:text-properties style:text-line-through-style="none" style:text-line-through-type="none" officeooo:rsid="00c54985"/>
    </style:style>
    <style:style style:name="T104" style:family="text">
      <style:text-properties style:text-line-through-style="none" style:text-line-through-type="none" officeooo:rsid="00c83346"/>
    </style:style>
    <style:style style:name="T105" style:family="text">
      <style:text-properties style:text-line-through-style="none" style:text-line-through-type="none" officeooo:rsid="00ce3caf"/>
    </style:style>
    <style:style style:name="T106" style:family="text">
      <style:text-properties officeooo:rsid="00c4a903"/>
    </style:style>
    <style:style style:name="T107" style:family="text">
      <style:text-properties officeooo:rsid="00c54985"/>
    </style:style>
    <style:style style:name="T108" style:family="text">
      <style:text-properties officeooo:rsid="00c70218"/>
    </style:style>
    <style:style style:name="T109" style:family="text">
      <style:text-properties officeooo:rsid="00c98ace"/>
    </style:style>
    <style:style style:name="T110" style:family="text">
      <style:text-properties officeooo:rsid="00cb57ff"/>
    </style:style>
    <style:style style:name="T111" style:family="text">
      <style:text-properties officeooo:rsid="00d0603e"/>
    </style:style>
    <style:style style:name="T112" style:family="text">
      <style:text-properties officeooo:rsid="00d3dd7e"/>
    </style:style>
    <style:style style:name="T113" style:family="text">
      <style:text-properties officeooo:rsid="00d43713"/>
    </style:style>
    <style:style style:name="T114" style:family="text">
      <style:text-properties officeooo:rsid="00d53dc0"/>
    </style:style>
    <style:style style:name="T115" style:family="text">
      <style:text-properties officeooo:rsid="00d5bd8a"/>
    </style:style>
    <style:style style:name="T116" style:family="text">
      <style:text-properties officeooo:rsid="00d5fdb6"/>
    </style:style>
    <style:style style:name="T117" style:family="text">
      <style:text-properties officeooo:rsid="00d9c923"/>
    </style:style>
    <style:style style:name="T118" style:family="text">
      <style:text-properties officeooo:rsid="00d9cbdd"/>
    </style:style>
    <style:style style:name="T119" style:family="text">
      <style:text-properties officeooo:rsid="00da6468"/>
    </style:style>
    <style:style style:name="T120" style:family="text">
      <style:text-properties officeooo:rsid="00dd90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34">Задача 1.</text:p>
      <text:p text:style-name="P34"/>
      <text:p text:style-name="P34"><draw:frame draw:style-name="fr1" draw:name="Object1" text:anchor-type="as-char" svg:y="-0.619cm" svg:width="1.602cm" svg:height="0.998cm" draw:z-index="5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0"/>
      <text:p text:style-name="P71">Задача 2.</text:p>
      <text:p text:style-name="P7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84">S</text:p>
          </table:table-cell>
          <table:table-cell table:style-name="Table1.A1" office:value-type="string">
            <text:p text:style-name="P185">V</text:p>
          </table:table-cell>
          <table:table-cell table:style-name="Table1.A1" office:value-type="string">
            <text:p text:style-name="P194">v</text:p>
          </table:table-cell>
          <table:table-cell table:style-name="Table1.D1" office:value-type="string">
            <text:p text:style-name="P187"><draw:frame draw:style-name="fr1" draw:name="Object9" text:anchor-type="as-char" svg:y="-0.619cm" svg:width="1.184cm" svg:height="0.998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85">900</text:p>
          </table:table-cell>
          <table:table-cell table:style-name="Table1.A2" office:value-type="string">
            <text:p text:style-name="P185">16</text:p>
          </table:table-cell>
          <table:table-cell table:style-name="Table1.A2" office:value-type="string">
            <text:p text:style-name="P185">4</text:p>
          </table:table-cell>
          <table:table-cell table:style-name="Table1.D2" office:value-type="string">
            <text:p text:style-name="P188">75</text:p>
          </table:table-cell>
        </table:table-row>
        <table:table-row>
          <table:table-cell table:style-name="Table1.A2" office:value-type="string">
            <text:p text:style-name="P185">300</text:p>
          </table:table-cell>
          <table:table-cell table:style-name="Table1.A2" office:value-type="string">
            <text:p text:style-name="P185">15</text:p>
          </table:table-cell>
          <table:table-cell table:style-name="Table1.A2" office:value-type="string">
            <text:p text:style-name="P185">3</text:p>
          </table:table-cell>
          <table:table-cell table:style-name="Table1.D2" office:value-type="string">
            <text:p text:style-name="P188">25</text:p>
          </table:table-cell>
        </table:table-row>
        <table:table-row>
          <table:table-cell table:style-name="Table1.A2" office:value-type="string">
            <text:p text:style-name="P185">350</text:p>
          </table:table-cell>
          <table:table-cell table:style-name="Table1.A2" office:value-type="string">
            <text:p text:style-name="P185">14</text:p>
          </table:table-cell>
          <table:table-cell table:style-name="Table1.A2" office:value-type="string">
            <text:p text:style-name="P185">3,5</text:p>
          </table:table-cell>
          <table:table-cell table:style-name="Table1.D2" office:value-type="string">
            <text:p text:style-name="P187"><draw:frame draw:style-name="fr1" draw:name="Object11" text:anchor-type="as-char" svg:y="-0.619cm" svg:width="0.974cm" svg:height="0.99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85">210</text:p>
          </table:table-cell>
          <table:table-cell table:style-name="Table1.A2" office:value-type="string">
            <text:p text:style-name="P185">12</text:p>
          </table:table-cell>
          <table:table-cell table:style-name="Table1.A2" office:value-type="string">
            <text:p text:style-name="P185">3,1</text:p>
          </table:table-cell>
          <table:table-cell table:style-name="Table1.D2" office:value-type="string">
            <text:p text:style-name="P187"><draw:frame draw:style-name="fr1" draw:name="Object12" text:anchor-type="as-char" svg:y="-0.619cm" svg:width="1.189cm" svg:height="0.99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85">120</text:p>
          </table:table-cell>
          <table:table-cell table:style-name="Table1.A2" office:value-type="string">
            <text:p text:style-name="P185">13,5</text:p>
          </table:table-cell>
          <table:table-cell table:style-name="Table1.A2" office:value-type="string">
            <text:p text:style-name="P187"><draw:frame draw:style-name="fr1" draw:name="Object10" text:anchor-type="as-char" svg:y="-0.619cm" svg:width="0.762cm" svg:height="0.99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87"><draw:frame draw:style-name="fr1" draw:name="Object13" text:anchor-type="as-char" svg:y="-0.619cm" svg:width="1.171cm" svg:height="0.99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71"/>
      <text:p text:style-name="P140"><text:span text:style-name="T1">Задача </text:span><text:span text:style-name="T2">3</text:span><text:span text:style-name="T1">.</text:span></text:p>
      <text:p text:style-name="P72"/>
      <text:p text:style-name="P72"><draw:frame draw:style-name="fr1" draw:name="Object14" text:anchor-type="as-char" svg:y="-0.619cm" svg:width="1.118cm" svg:height="0.99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2"/>
      <text:p text:style-name="P141"><text:span text:style-name="T1">Задача </text:span><text:span text:style-name="T3">4</text:span><text:span text:style-name="T1">.</text:span></text:p>
      <text:p text:style-name="P73"/>
      <text:p text:style-name="P141"><text:span text:style-name="T1"><draw:frame draw:style-name="fr1" draw:name="Object15" text:anchor-type="as-char" svg:y="-0.619cm" svg:width="1.221cm" svg:height="0.998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7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89"/>
          </table:table-cell>
          <table:table-cell table:style-name="Table2.B1" office:value-type="string">
            <text:p text:style-name="P189">250</text:p>
          </table:table-cell>
          <table:table-cell table:style-name="Table2.C1" office:value-type="string">
            <text:p text:style-name="P189">18</text:p>
          </table:table-cell>
        </table:table-row>
        <table:table-row>
          <table:table-cell table:style-name="Table2.A1" office:value-type="string">
            <text:p text:style-name="P190">-</text:p>
          </table:table-cell>
          <table:table-cell table:style-name="Table2.B2" office:value-type="string">
            <text:p text:style-name="P189">18</text:p>
          </table:table-cell>
          <table:table-cell table:style-name="Table2.A1" office:value-type="string">
            <text:p text:style-name="P189">1<text:span text:style-name="T7">3.(8)</text:span></text:p>
          </table:table-cell>
        </table:table-row>
        <table:table-row>
          <table:table-cell table:style-name="Table2.A1" office:value-type="string">
            <text:p text:style-name="P191">-</text:p>
          </table:table-cell>
          <table:table-cell table:style-name="Table2.A1" office:value-type="string">
            <text:p text:style-name="P192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89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91">-</text:p>
          </table:table-cell>
          <table:table-cell table:style-name="Table2.A1" office:value-type="string">
            <text:p text:style-name="P189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93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93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42"><text:soft-page-break/><text:span text:style-name="T1">§ </text:span><text:span text:style-name="T4">2</text:span></text:p>
      <text:p text:style-name="P35"/>
      <text:p text:style-name="P36">Задача 1.</text:p>
      <text:p text:style-name="P36"/>
      <text:p text:style-name="P75">a = b + c</text:p>
      <text:p text:style-name="P75"/>
      <text:p text:style-name="P36">Задача <text:span text:style-name="T8">2</text:span>.</text:p>
      <text:p text:style-name="P36"/>
      <text:p text:style-name="P75">S = k * n</text:p>
      <text:p text:style-name="P75"/>
      <text:p text:style-name="P36">Задача <text:span text:style-name="T8">3</text:span>.</text:p>
      <text:p text:style-name="P36"/>
      <text:p text:style-name="P75"><text:span text:style-name="T10">a</text:span> = b <text:span text:style-name="T10">+ c</text:span></text:p>
      <text:p text:style-name="P75"/>
      <text:p text:style-name="P75"><text:s/><text:span text:style-name="T9">Задача </text:span>4<text:span text:style-name="T9">.</text:span></text:p>
      <text:p text:style-name="P75"/>
      <text:p text:style-name="P75">S = v * t</text:p>
      <text:p text:style-name="P75"/>
      <text:p text:style-name="P75"><text:s/><text:span text:style-name="T9">Задача </text:span>5<text:span text:style-name="T9">.</text:span></text:p>
      <text:p text:style-name="P75"/>
      <text:p text:style-name="P75">p = m * n</text:p>
      <text:p text:style-name="P75"/>
      <text:p text:style-name="P3"/>
      <text:p text:style-name="P3">§ <text:span text:style-name="T11">3</text:span></text:p>
      <text:p text:style-name="P3"/>
      <text:p text:style-name="P37">Задача 1.</text:p>
      <text:p text:style-name="P37"/>
      <text:p text:style-name="P76">S = a * (a — b)</text:p>
      <text:p text:style-name="P76"/>
      <text:p text:style-name="P37">Задача <text:span text:style-name="T11">2</text:span>.</text:p>
      <text:p text:style-name="P37"/>
      <text:p text:style-name="P77">A = a * m + (a — b) * n</text:p>
      <text:p text:style-name="P76"/>
      <text:p text:style-name="P37">Задача <text:span text:style-name="T11">3</text:span>.</text:p>
      <text:p text:style-name="P37"/>
      <text:p text:style-name="P78">n = (m — a) + (m — b)</text:p>
      <text:p text:style-name="P78"/>
      <text:p text:style-name="P78"/>
      <text:p text:style-name="P4">§ <text:span text:style-name="T12">4</text:span></text:p>
      <text:p text:style-name="P78"/>
      <text:p text:style-name="P38">Задача 1.</text:p>
      <text:p text:style-name="P38"/>
      <text:p text:style-name="P86">b = 50a</text:p>
      <text:p text:style-name="P79"/>
      <text:p text:style-name="P38">Задача <text:span text:style-name="T12">2</text:span>.</text:p>
      <text:p text:style-name="P38"/>
      <text:p text:style-name="P86">p = 4a</text:p>
      <text:p text:style-name="P38"/>
      <text:p text:style-name="P38">Задача <text:span text:style-name="T12">3</text:span>.</text:p>
      <text:p text:style-name="P38"/>
      <text:p text:style-name="P79">p = 2a + 2b</text:p>
      <text:p text:style-name="P79"/>
      <text:p text:style-name="P38"><text:soft-page-break/>Задача <text:span text:style-name="T12">4</text:span>.</text:p>
      <text:p text:style-name="P38"/>
      <text:p text:style-name="P80"><text:span text:style-name="T15">c = 5</text:span>a <text:span text:style-name="T11">—</text:span> <text:span text:style-name="T15">b</text:span></text:p>
      <text:p text:style-name="P38"/>
      <text:p text:style-name="P39">Задача <text:span text:style-name="T13">5</text:span>.</text:p>
      <text:p text:style-name="P39"/>
      <text:p text:style-name="P81">a = <text:span text:style-name="T15">b + 2b</text:span></text:p>
      <text:p text:style-name="P81"/>
      <text:p text:style-name="P39">Задача <text:span text:style-name="T13">6</text:span>.</text:p>
      <text:p text:style-name="P39"/>
      <text:p text:style-name="P81">A = <text:span text:style-name="T15">a + 2a + 4a</text:span></text:p>
      <text:p text:style-name="P81"/>
      <text:p text:style-name="P39">Задача <text:span text:style-name="T13">7</text:span>.</text:p>
      <text:p text:style-name="P39"/>
      <text:p text:style-name="P88"><text:span text:style-name="T16">p </text:span>= <text:span text:style-name="T16">m — (</text:span>2m <text:span text:style-name="T11">—</text:span> n<text:span text:style-name="T16">)</text:span></text:p>
      <text:p text:style-name="P87"/>
      <text:p text:style-name="P40">Задача <text:span text:style-name="T14">8</text:span>.</text:p>
      <text:p text:style-name="P40"/>
      <text:p text:style-name="P83">p = <text:span text:style-name="T16">2</text:span>a <text:span text:style-name="T16">+ (a — b)</text:span></text:p>
      <text:p text:style-name="P82"/>
      <text:p text:style-name="P40">Задача <text:span text:style-name="T14">9</text:span>.</text:p>
      <text:p text:style-name="P40"/>
      <text:p text:style-name="P89">A =<draw:frame draw:style-name="fr1" draw:name="Object17" text:anchor-type="as-char" svg:y="-0.619cm" svg:width="0.497cm" svg:height="0.998cm" draw:z-index="49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82"/>
      <text:p text:style-name="P40">Задача <text:span text:style-name="T14">10</text:span>.</text:p>
      <text:p text:style-name="P40"/>
      <text:p text:style-name="P82">N = 10a + b</text:p>
      <text:p text:style-name="P82"/>
      <text:p text:style-name="P40">Задача <text:span text:style-name="T14">11</text:span>.</text:p>
      <text:p text:style-name="P40"/>
      <text:p text:style-name="P82">n = 100a + 10b + c</text:p>
      <text:p text:style-name="P82"/>
      <text:p text:style-name="P40">Задача <text:span text:style-name="T14">12</text:span>.</text:p>
      <text:p text:style-name="P40"/>
      <text:p text:style-name="P85">a <text:span text:style-name="T16">+ b </text:span>= <text:span text:style-name="T16">2a — b</text:span></text:p>
      <text:p text:style-name="P84"/>
      <text:p text:style-name="P41">Задача <text:span text:style-name="T14">13</text:span>.</text:p>
      <text:p text:style-name="P41"/>
      <text:p text:style-name="P91">a <text:span text:style-name="T11">—</text:span> c = 2(b <text:span text:style-name="T11">—</text:span> 3c)</text:p>
      <text:p text:style-name="P90"/>
      <text:p text:style-name="P90"/>
      <text:p text:style-name="P5">§ <text:span text:style-name="T17">5</text:span></text:p>
      <text:p text:style-name="P5"/>
      <text:p text:style-name="P42">Задача 1.</text:p>
      <text:p text:style-name="P42"/>
      <text:p text:style-name="P92">4 * 4 = 2 * 2 * 2 * 2 = 16</text:p>
      <text:p text:style-name="P92"/>
      <text:p text:style-name="P42">Задача <text:span text:style-name="T18">2</text:span>.</text:p>
      <text:p text:style-name="P42"/>
      <text:p text:style-name="P42"><draw:frame draw:style-name="fr1" draw:name="Object18" text:anchor-type="as-char" svg:y="-0.437cm" svg:width="1.178cm" svg:height="0.527cm" draw:z-index="50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51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5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42"/>
      <text:p text:style-name="P43"><text:soft-page-break/>Задача <text:span text:style-name="T20">3</text:span>.</text:p>
      <text:p text:style-name="P43"/>
      <text:p text:style-name="P43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5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5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5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43"/>
      <text:p text:style-name="P44">Задача <text:span text:style-name="T21">4</text:span>.</text:p>
      <text:p text:style-name="P44"/>
      <text:p text:style-name="P93">a = 0;<draw:frame draw:style-name="fr1" draw:name="Object29" text:anchor-type="as-char" svg:y="-0.437cm" svg:width="0.556cm" svg:height="0.527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93"/>
      <text:p text:style-name="P45">Задача <text:span text:style-name="T22">5</text:span>.</text:p>
      <text:p text:style-name="P45"/>
      <text:p text:style-name="P94">Несправедливо.</text:p>
      <text:p text:style-name="P94"/>
      <text:p text:style-name="P45">Задача <text:span text:style-name="T22">6</text:span>.</text:p>
      <text:p text:style-name="P45"/>
      <text:p text:style-name="P45"><draw:frame draw:style-name="fr1" draw:name="Object31" text:anchor-type="as-char" svg:y="-0.681cm" svg:width="2.87cm" svg:height="1.148cm" draw:z-index="58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5"/>
      <text:p text:style-name="P45">Задача <text:span text:style-name="T22">7</text:span>.</text:p>
      <text:p text:style-name="P45"/>
      <text:p text:style-name="P45"><text:span text:style-name="T24">a = 25;</text:span><draw:frame draw:style-name="fr1" draw:name="Object34" text:anchor-type="as-char" svg:y="-0.437cm" svg:width="0.758cm" svg:height="0.527cm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45"/>
      <text:p text:style-name="P45">Задача <text:span text:style-name="T22">8</text:span>.</text:p>
      <text:p text:style-name="P4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5">a</text:p>
          </table:table-cell>
          <table:table-cell table:style-name="Table3.B1" office:value-type="string">
            <text:p text:style-name="P186"><draw:frame draw:style-name="fr1" draw:name="Object35" text:anchor-type="as-char" svg:y="-0.437cm" svg:width="2.117cm" svg:height="0.527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95">1</text:p>
          </table:table-cell>
          <table:table-cell table:style-name="Table3.B2" office:value-type="string">
            <text:p text:style-name="P196">8</text:p>
          </table:table-cell>
        </table:table-row>
        <table:table-row>
          <table:table-cell table:style-name="Table3.A2" office:value-type="string">
            <text:p text:style-name="P195">2</text:p>
          </table:table-cell>
          <table:table-cell table:style-name="Table3.B2" office:value-type="string">
            <text:p text:style-name="P196">5</text:p>
          </table:table-cell>
        </table:table-row>
        <table:table-row>
          <table:table-cell table:style-name="Table3.A2" office:value-type="string">
            <text:p text:style-name="P195">3</text:p>
          </table:table-cell>
          <table:table-cell table:style-name="Table3.B2" office:value-type="string">
            <text:p text:style-name="P196">4</text:p>
          </table:table-cell>
        </table:table-row>
        <table:table-row>
          <table:table-cell table:style-name="Table3.A2" office:value-type="string">
            <text:p text:style-name="P195">4</text:p>
          </table:table-cell>
          <table:table-cell table:style-name="Table3.B2" office:value-type="string">
            <text:p text:style-name="P196">5</text:p>
          </table:table-cell>
        </table:table-row>
        <table:table-row>
          <table:table-cell table:style-name="Table3.A2" office:value-type="string">
            <text:p text:style-name="P195">5</text:p>
          </table:table-cell>
          <table:table-cell table:style-name="Table3.B2" office:value-type="string">
            <text:p text:style-name="P196">8</text:p>
          </table:table-cell>
        </table:table-row>
      </table:table>
      <text:p text:style-name="P143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97">a</text:p>
          </table:table-cell>
          <table:table-cell table:style-name="Table4.A1" office:value-type="string">
            <text:p text:style-name="P198"><draw:frame draw:style-name="fr1" draw:name="Object36" text:anchor-type="as-char" svg:y="-0.437cm" svg:width="0.554cm" svg:height="0.52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98"><draw:frame draw:style-name="fr1" draw:name="Object37" text:anchor-type="as-char" svg:y="-0.437cm" svg:width="0.556cm" svg:height="0.527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97">1</text:p>
          </table:table-cell>
          <table:table-cell table:style-name="Table4.A2" office:value-type="string">
            <text:p text:style-name="P197">1</text:p>
          </table:table-cell>
          <table:table-cell table:style-name="Table4.C2" office:value-type="string">
            <text:p text:style-name="P197">1</text:p>
          </table:table-cell>
        </table:table-row>
        <table:table-row>
          <table:table-cell table:style-name="Table4.A2" office:value-type="string">
            <text:p text:style-name="P197">2</text:p>
          </table:table-cell>
          <table:table-cell table:style-name="Table4.A2" office:value-type="string">
            <text:p text:style-name="P197">4</text:p>
          </table:table-cell>
          <table:table-cell table:style-name="Table4.C2" office:value-type="string">
            <text:p text:style-name="P197">8</text:p>
          </table:table-cell>
        </table:table-row>
        <table:table-row>
          <table:table-cell table:style-name="Table4.A2" office:value-type="string">
            <text:p text:style-name="P197">3</text:p>
          </table:table-cell>
          <table:table-cell table:style-name="Table4.A2" office:value-type="string">
            <text:p text:style-name="P197">9</text:p>
          </table:table-cell>
          <table:table-cell table:style-name="Table4.C2" office:value-type="string">
            <text:p text:style-name="P197">27</text:p>
          </table:table-cell>
        </table:table-row>
        <table:table-row>
          <table:table-cell table:style-name="Table4.A2" office:value-type="string">
            <text:p text:style-name="P197">4</text:p>
          </table:table-cell>
          <table:table-cell table:style-name="Table4.A2" office:value-type="string">
            <text:p text:style-name="P197">16</text:p>
          </table:table-cell>
          <table:table-cell table:style-name="Table4.C2" office:value-type="string">
            <text:p text:style-name="P197">64</text:p>
          </table:table-cell>
        </table:table-row>
        <table:table-row>
          <table:table-cell table:style-name="Table4.A2" office:value-type="string">
            <text:p text:style-name="P197">5</text:p>
          </table:table-cell>
          <table:table-cell table:style-name="Table4.A2" office:value-type="string">
            <text:p text:style-name="P197">25</text:p>
          </table:table-cell>
          <table:table-cell table:style-name="Table4.C2" office:value-type="string">
            <text:p text:style-name="P197">125</text:p>
          </table:table-cell>
        </table:table-row>
        <table:table-row>
          <table:table-cell table:style-name="Table4.A2" office:value-type="string">
            <text:p text:style-name="P197">6</text:p>
          </table:table-cell>
          <table:table-cell table:style-name="Table4.A2" office:value-type="string">
            <text:p text:style-name="P197">36</text:p>
          </table:table-cell>
          <table:table-cell table:style-name="Table4.C2" office:value-type="string">
            <text:p text:style-name="P197">216</text:p>
          </table:table-cell>
        </table:table-row>
        <table:table-row>
          <table:table-cell table:style-name="Table4.A2" office:value-type="string">
            <text:p text:style-name="P197">7</text:p>
          </table:table-cell>
          <table:table-cell table:style-name="Table4.A2" office:value-type="string">
            <text:p text:style-name="P197">49</text:p>
          </table:table-cell>
          <table:table-cell table:style-name="Table4.C2" office:value-type="string">
            <text:p text:style-name="P197">343</text:p>
          </table:table-cell>
        </table:table-row>
        <table:table-row>
          <table:table-cell table:style-name="Table4.A2" office:value-type="string">
            <text:p text:style-name="P197">8</text:p>
          </table:table-cell>
          <table:table-cell table:style-name="Table4.A2" office:value-type="string">
            <text:p text:style-name="P197">64</text:p>
          </table:table-cell>
          <table:table-cell table:style-name="Table4.C2" office:value-type="string">
            <text:p text:style-name="P197">512</text:p>
          </table:table-cell>
        </table:table-row>
        <table:table-row>
          <table:table-cell table:style-name="Table4.A2" office:value-type="string">
            <text:p text:style-name="P197">9</text:p>
          </table:table-cell>
          <table:table-cell table:style-name="Table4.A2" office:value-type="string">
            <text:p text:style-name="P197">81</text:p>
          </table:table-cell>
          <table:table-cell table:style-name="Table4.C2" office:value-type="string">
            <text:p text:style-name="P197">729</text:p>
          </table:table-cell>
        </table:table-row>
        <table:table-row>
          <table:table-cell table:style-name="Table4.A2" office:value-type="string">
            <text:p text:style-name="P197">10</text:p>
          </table:table-cell>
          <table:table-cell table:style-name="Table4.A2" office:value-type="string">
            <text:p text:style-name="P197">100</text:p>
          </table:table-cell>
          <table:table-cell table:style-name="Table4.C2" office:value-type="string">
            <text:p text:style-name="P197">1000</text:p>
          </table:table-cell>
        </table:table-row>
      </table:table>
      <text:p text:style-name="P143"/>
      <text:p text:style-name="P46"/>
      <text:p text:style-name="P46"/>
      <text:p text:style-name="P46"/>
      <text:p text:style-name="P46"><text:soft-page-break/>Задача <text:span text:style-name="T23">9</text:span>.</text:p>
      <text:p text:style-name="P95"/>
      <text:p text:style-name="P46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46"/>
      <text:p text:style-name="P46">Задача <text:span text:style-name="T23">10</text:span>.</text:p>
      <text:p text:style-name="P46"/>
      <text:p text:style-name="P95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95"/>
      <text:p text:style-name="P46">Задача <text:span text:style-name="T23">11</text:span>.</text:p>
      <text:p text:style-name="P46"/>
      <text:p text:style-name="P96">v = <draw:frame draw:style-name="fr1" draw:name="Object43" text:anchor-type="as-char" svg:y="-0.437cm" svg:width="0.556cm" svg:height="0.527cm" draw:z-index="6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96"/>
      <text:p text:style-name="P47">Задача <text:span text:style-name="T23">12</text:span>.</text:p>
      <text:p text:style-name="P47"/>
      <text:p text:style-name="P97"><draw:frame draw:style-name="fr1" draw:name="Object44" text:anchor-type="as-char" svg:y="-0.437cm" svg:width="0.554cm" svg:height="0.527cm" draw:z-index="66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6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95"/>
      <text:p text:style-name="P95"/>
      <text:p text:style-name="P95"/>
      <text:p text:style-name="P6">§ <text:span text:style-name="T25">6</text:span></text:p>
      <text:p text:style-name="P6"/>
      <text:p text:style-name="P48">Задача <text:span text:style-name="T23">1</text:span>.</text:p>
      <text:p text:style-name="P48"/>
      <text:p text:style-name="P48"><draw:frame draw:style-name="fr1" draw:name="Object23" text:anchor-type="as-char" svg:y="-0.681cm" svg:width="1.205cm" svg:height="1.058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7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7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48"/>
      <text:p text:style-name="P48"><draw:frame draw:style-name="fr1" draw:name="Object41" text:anchor-type="as-char" svg:y="-0.619cm" svg:width="5.472cm" svg:height="0.998cm" draw:z-index="73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7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7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48"/>
      <text:p text:style-name="P49">Задача <text:span text:style-name="T26">2</text:span>.</text:p>
      <text:p text:style-name="P49"/>
      <text:p text:style-name="P98">Доказательство: 29 * 13 + 29 * 18 = 29 (13 + 18) = 29 * 31</text:p>
      <text:p text:style-name="P98"/>
      <text:p text:style-name="P98"/>
      <text:p text:style-name="P7">§ <text:span text:style-name="T28">7</text:span></text:p>
      <text:p text:style-name="P7"/>
      <text:p text:style-name="P50">Задача <text:span text:style-name="T23">1</text:span>.</text:p>
      <text:p text:style-name="P99"/>
      <text:p text:style-name="P99">Нет. Обратное число существует для любого, кроме нуля.</text:p>
      <text:p text:style-name="P99"/>
      <text:p text:style-name="P99"/>
      <text:p text:style-name="P8">§ <text:span text:style-name="T29">9</text:span></text:p>
      <text:p text:style-name="P100"/>
      <text:p text:style-name="P51">Задача <text:span text:style-name="T23">1</text:span>.</text:p>
      <text:p text:style-name="P51"/>
      <text:p text:style-name="P101"><text:span text:style-name="T30">R = (</text:span>a * m) + <text:span text:style-name="T30">((A</text:span> — a) * n)</text:p>
      <text:p text:style-name="P101"/>
      <text:p text:style-name="P101">125 = (15 * 3) + ((<text:span text:style-name="T30">3</text:span>5 — 15)) * n)</text:p>
      <text:p text:style-name="P102">125 = 45 + 20 * n</text:p>
      <text:p text:style-name="P102">125 — 45 = 20n</text:p>
      <text:p text:style-name="P102">80 = 20 n</text:p>
      <text:p text:style-name="P102">n = 80 / 20</text:p>
      <text:p text:style-name="P102">n = 4 </text:p>
      <text:p text:style-name="P52"><text:soft-page-break/>Задача <text:span text:style-name="T30">2</text:span>.</text:p>
      <text:p text:style-name="P52"/>
      <text:p text:style-name="P105">v = V — S / t;</text:p>
      <text:p text:style-name="P104">V = S / t + v; </text:p>
      <text:p text:style-name="P103">S = (V — v) * t; </text:p>
      <text:p text:style-name="P103">t = S / (V — v).</text:p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99">S</text:p>
          </table:table-cell>
          <table:table-cell table:style-name="Table5.A1" office:value-type="string">
            <text:p text:style-name="P199">V</text:p>
          </table:table-cell>
          <table:table-cell table:style-name="Table5.A1" office:value-type="string">
            <text:p text:style-name="P199">v</text:p>
          </table:table-cell>
          <table:table-cell table:style-name="Table5.D1" office:value-type="string">
            <text:p text:style-name="P199">t</text:p>
          </table:table-cell>
        </table:table-row>
        <table:table-row>
          <table:table-cell table:style-name="Table5.A2" office:value-type="string">
            <text:p text:style-name="P199">40</text:p>
          </table:table-cell>
          <table:table-cell table:style-name="Table5.A2" office:value-type="string">
            <text:p text:style-name="P199">12</text:p>
          </table:table-cell>
          <table:table-cell table:style-name="Table5.A2" office:value-type="string">
            <text:p text:style-name="P201">2</text:p>
          </table:table-cell>
          <table:table-cell table:style-name="Table5.D2" office:value-type="string">
            <text:p text:style-name="P199">4</text:p>
          </table:table-cell>
        </table:table-row>
        <table:table-row>
          <table:table-cell table:style-name="Table5.A2" office:value-type="string">
            <text:p text:style-name="P199">20</text:p>
          </table:table-cell>
          <table:table-cell table:style-name="Table5.A2" office:value-type="string">
            <text:p text:style-name="P200">13</text:p>
          </table:table-cell>
          <table:table-cell table:style-name="Table5.A2" office:value-type="string">
            <text:p text:style-name="P199">3</text:p>
          </table:table-cell>
          <table:table-cell table:style-name="Table5.D2" office:value-type="string">
            <text:p text:style-name="P199">2</text:p>
          </table:table-cell>
        </table:table-row>
        <table:table-row>
          <table:table-cell table:style-name="Table5.A2" office:value-type="string">
            <text:p text:style-name="P200">36</text:p>
          </table:table-cell>
          <table:table-cell table:style-name="Table5.A2" office:value-type="string">
            <text:p text:style-name="P199">15</text:p>
          </table:table-cell>
          <table:table-cell table:style-name="Table5.A2" office:value-type="string">
            <text:p text:style-name="P199">3</text:p>
          </table:table-cell>
          <table:table-cell table:style-name="Table5.D2" office:value-type="string">
            <text:p text:style-name="P199">3</text:p>
          </table:table-cell>
        </table:table-row>
        <table:table-row>
          <table:table-cell table:style-name="Table5.A2" office:value-type="string">
            <text:p text:style-name="P199">98</text:p>
          </table:table-cell>
          <table:table-cell table:style-name="Table5.A2" office:value-type="string">
            <text:p text:style-name="P199">12,5</text:p>
          </table:table-cell>
          <table:table-cell table:style-name="Table5.A2" office:value-type="string">
            <text:p text:style-name="P199">2,7</text:p>
          </table:table-cell>
          <table:table-cell table:style-name="Table5.D2" office:value-type="string">
            <text:p text:style-name="P200">10</text:p>
          </table:table-cell>
        </table:table-row>
      </table:table>
      <text:p text:style-name="P52"/>
      <text:p text:style-name="P54">Задача <text:span text:style-name="T31">3</text:span>.</text:p>
      <text:p text:style-name="P54"/>
      <text:p text:style-name="P105">(a — 3) * b = (a * c) + d</text:p>
      <text:p text:style-name="P105"/>
      <text:p text:style-name="P105">(40 — 3) * 10 = (40 * 9) + d</text:p>
      <text:p text:style-name="P105">370 = 360 + d</text:p>
      <text:p text:style-name="P105">370 — 360 = d</text:p>
      <text:p text:style-name="P105">d = 10</text:p>
      <text:p text:style-name="P105"/>
      <text:p text:style-name="P54">Задача <text:span text:style-name="T31">4</text:span>.</text:p>
      <text:p text:style-name="P54"/>
      <text:p text:style-name="P108">(a — d) + b = (a + b) / 3</text:p>
      <text:p text:style-name="P108"/>
      <text:p text:style-name="P108">(40 — d) + 5 = (40 + 5) / 3</text:p>
      <text:p text:style-name="P108">(40 — d) + 5 = 15</text:p>
      <text:p text:style-name="P108">40 — d = 10</text:p>
      <text:p text:style-name="P108">d = 30</text:p>
      <text:p text:style-name="P106"/>
      <text:p text:style-name="P55">Задача <text:span text:style-name="T32">5</text:span>.</text:p>
      <text:p text:style-name="P55"/>
      <text:p text:style-name="P107">a + c = a * 2 — d</text:p>
      <text:p text:style-name="P107"/>
      <text:p text:style-name="P107">15 + 5 = 15 * 2 — d</text:p>
      <text:p text:style-name="P107">20 = 30 — d</text:p>
      <text:p text:style-name="P107">d = 30 — 20</text:p>
      <text:p text:style-name="P107">d = 10 <text:s text:c="2"/></text:p>
      <text:p text:style-name="P107"/>
      <text:p text:style-name="P107"><text:s/></text:p>
      <text:p text:style-name="P9">§ <text:span text:style-name="T33">11</text:span></text:p>
      <text:p text:style-name="P9"/>
      <text:p text:style-name="P56">Задача <text:span text:style-name="T33">1</text:span>.</text:p>
      <text:p text:style-name="P56"/>
      <text:p text:style-name="P109"><draw:frame draw:style-name="fr1" draw:name="Object48" text:anchor-type="as-char" svg:y="-0.377cm" svg:width="1.012cm" svg:height="0.531cm" draw:z-index="76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7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109"><draw:frame draw:style-name="fr1" draw:name="Object50" text:anchor-type="as-char" svg:y="-0.377cm" svg:width="1.884cm" svg:height="0.531cm" draw:z-index="79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8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109"><draw:frame draw:style-name="fr1" draw:name="Object54" text:anchor-type="as-char" svg:y="-0.683cm" svg:width="1.097cm" svg:height="1.062cm" draw:z-index="82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8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9"><text:soft-page-break/><draw:frame draw:style-name="fr1" draw:name="Object55" text:anchor-type="as-char" svg:y="-0.619cm" svg:width="1.134cm" svg:height="0.998cm" draw:z-index="81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110">h = <draw:frame draw:style-name="fr1" draw:name="Object56" text:anchor-type="as-char" svg:y="-0.619cm" svg:width="1.134cm" svg:height="0.998cm" draw:z-index="84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8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8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87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88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89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110"/>
      <text:p text:style-name="P57">Задача <text:span text:style-name="T36">2</text:span>.</text:p>
      <text:p text:style-name="P57"/>
      <text:p text:style-name="P57"><draw:frame draw:style-name="fr1" draw:name="Object62" text:anchor-type="as-char" svg:y="-0.437cm" svg:width="2.572cm" svg:height="0.591cm" draw:z-index="90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57"><draw:frame draw:style-name="fr1" draw:name="Object63" text:anchor-type="as-char" svg:y="-0.386cm" svg:width="4.59cm" svg:height="0.542cm" draw:z-index="9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57"><draw:frame draw:style-name="fr1" draw:name="Object64" text:anchor-type="as-char" svg:y="-0.377cm" svg:width="3.679cm" svg:height="0.531cm" draw:z-index="9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11"/>
      <text:p text:style-name="P111">150 — 25 = 60 + 22с</text:p>
      <text:p text:style-name="P111">125 = 60 + 22с</text:p>
      <text:p text:style-name="P111">125 — 60 = 22с</text:p>
      <text:p text:style-name="P111">65 = 22с</text:p>
      <text:p text:style-name="P111"><draw:frame draw:style-name="fr1" draw:name="Object65" text:anchor-type="as-char" svg:y="-0.619cm" svg:width="0.714cm" svg:height="0.998cm" draw:z-index="93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111">с =<draw:frame draw:style-name="fr1" draw:name="Object66" text:anchor-type="as-char" svg:y="-0.619cm" svg:width="0.963cm" svg:height="0.998cm" draw:z-index="94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111"/>
      <text:p text:style-name="P58">Задача <text:span text:style-name="T38">3</text:span>.</text:p>
      <text:p text:style-name="P58"/>
      <text:p text:style-name="P112">1) s = a + (a — b) + n;<text:span text:style-name="T39"> проверка:</text:span> 50 = 20 + (20 — 5) + 15 <text:span text:style-name="T39">=&gt; 50 = 50</text:span> </text:p>
      <text:p text:style-name="P112">2) b = a — s + a + n =&gt; b = 20 — 50 + 20 + 15 = 5</text:p>
      <text:p text:style-name="P113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112"/>
      <text:p text:style-name="P59">Задача <text:span text:style-name="T39">4</text:span>.</text:p>
      <text:p text:style-name="P59"/>
      <text:p text:style-name="P115">1) (a * b) + c = d * (a + 8); проверка:<text:span text:style-name="T38"> (20 * 25) + 536 = 37 * (20 + 8) =&gt; 1036 = 1036</text:span></text:p>
      <text:p text:style-name="P114">2) c = d * (a + 8) - (a * b) = 37 * (20 + 8) — (20 * 25) = 536</text:p>
      <text:p text:style-name="P117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116"/>
      <text:p text:style-name="P60">Задача <text:span text:style-name="T40">5</text:span>.</text:p>
      <text:p text:style-name="P60"/>
      <text:p text:style-name="P118">1) a — c = (b — d) * m</text:p>
      <text:p text:style-name="P119"/>
      <text:p text:style-name="P118">2)</text:p>
      <text:p text:style-name="P118"/>
      <text:p text:style-name="P119"><text:s text:c="4"/><text:span text:style-name="T41">m = </text:span>a — c / <text:span text:style-name="T41">b — d</text:span></text:p>
      <text:p text:style-name="P119"><text:s text:c="4"/><text:span text:style-name="T41">b = (a — c + dm) / m</text:span></text:p>
      <text:p text:style-name="P119"><text:s text:c="4"/><text:span text:style-name="T41">a = </text:span>(b — d) * m <text:span text:style-name="T41">+ c</text:span></text:p>
      <text:p text:style-name="P119"><text:s text:c="4"/><text:span text:style-name="T42">d = (bm — (a — c)) / m</text:span></text:p>
      <text:p text:style-name="P119"><text:s text:c="4"/><text:span text:style-name="T41">c = a </text:span>—<text:span text:style-name="T41"> </text:span>(b — d) * m</text:p>
      <text:p text:style-name="P119"/>
      <text:p text:style-name="P119"/>
      <text:p text:style-name="P119"/>
      <text:p text:style-name="P119"/>
      <text:p text:style-name="P1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98"/>
          </table:table-cell>
          <table:table-cell table:style-name="Table6.B1" office:value-type="string">
            <text:p text:style-name="P202">c</text:p>
          </table:table-cell>
          <table:table-cell table:style-name="Table6.B1" office:value-type="string">
            <text:p text:style-name="P202">d</text:p>
          </table:table-cell>
          <table:table-cell table:style-name="Table6.B1" office:value-type="string">
            <text:p text:style-name="P202">a</text:p>
          </table:table-cell>
          <table:table-cell table:style-name="Table6.B1" office:value-type="string">
            <text:p text:style-name="P202">b</text:p>
          </table:table-cell>
          <table:table-cell table:style-name="Table6.B1" office:value-type="string">
            <text:p text:style-name="P202">m</text:p>
          </table:table-cell>
        </table:table-row>
        <table:table-row>
          <table:table-cell table:style-name="Table6.A2" office:value-type="string">
            <text:p text:style-name="P202">1</text:p>
          </table:table-cell>
          <table:table-cell table:style-name="Table6.B2" office:value-type="string">
            <text:p text:style-name="P202">250</text:p>
          </table:table-cell>
          <table:table-cell table:style-name="Table6.B2" office:value-type="string">
            <text:p text:style-name="P202">50</text:p>
          </table:table-cell>
          <table:table-cell table:style-name="Table6.B2" office:value-type="string">
            <text:p text:style-name="P202">1000</text:p>
          </table:table-cell>
          <table:table-cell table:style-name="Table6.B2" office:value-type="string">
            <text:p text:style-name="P202">300</text:p>
          </table:table-cell>
          <table:table-cell table:style-name="Table6.F2" office:value-type="string">
            <text:p text:style-name="P203">3</text:p>
          </table:table-cell>
        </table:table-row>
        <table:table-row>
          <table:table-cell table:style-name="Table6.A2" office:value-type="string">
            <text:p text:style-name="P202">2</text:p>
          </table:table-cell>
          <table:table-cell table:style-name="Table6.B2" office:value-type="string">
            <text:p text:style-name="P202">100</text:p>
          </table:table-cell>
          <table:table-cell table:style-name="Table6.B2" office:value-type="string">
            <text:p text:style-name="P202">600</text:p>
          </table:table-cell>
          <table:table-cell table:style-name="Table6.B2" office:value-type="string">
            <text:p text:style-name="P202">900</text:p>
          </table:table-cell>
          <table:table-cell table:style-name="Table6.B2" office:value-type="string">
            <text:p text:style-name="P204">800</text:p>
          </table:table-cell>
          <table:table-cell table:style-name="Table6.F2" office:value-type="string">
            <text:p text:style-name="P202">4</text:p>
          </table:table-cell>
        </table:table-row>
        <table:table-row>
          <table:table-cell table:style-name="Table6.A2" office:value-type="string">
            <text:p text:style-name="P202">3</text:p>
          </table:table-cell>
          <table:table-cell table:style-name="Table6.B2" office:value-type="string">
            <text:p text:style-name="P202">200</text:p>
          </table:table-cell>
          <table:table-cell table:style-name="Table6.B2" office:value-type="string">
            <text:p text:style-name="P202">300</text:p>
          </table:table-cell>
          <table:table-cell table:style-name="Table6.B2" office:value-type="string">
            <text:p text:style-name="P203">1200</text:p>
          </table:table-cell>
          <table:table-cell table:style-name="Table6.B2" office:value-type="string">
            <text:p text:style-name="P202">800</text:p>
          </table:table-cell>
          <table:table-cell table:style-name="Table6.F2" office:value-type="string">
            <text:p text:style-name="P202">2</text:p>
          </table:table-cell>
        </table:table-row>
        <table:table-row>
          <table:table-cell table:style-name="Table6.A2" office:value-type="string">
            <text:p text:style-name="P202">4</text:p>
          </table:table-cell>
          <table:table-cell table:style-name="Table6.B2" office:value-type="string">
            <text:p text:style-name="P202">500</text:p>
          </table:table-cell>
          <table:table-cell table:style-name="Table6.B2" office:value-type="string">
            <text:p text:style-name="P204">600</text:p>
          </table:table-cell>
          <table:table-cell table:style-name="Table6.B2" office:value-type="string">
            <text:p text:style-name="P202">2000</text:p>
          </table:table-cell>
          <table:table-cell table:style-name="Table6.B2" office:value-type="string">
            <text:p text:style-name="P202">900</text:p>
          </table:table-cell>
          <table:table-cell table:style-name="Table6.F2" office:value-type="string">
            <text:p text:style-name="P202">5</text:p>
          </table:table-cell>
        </table:table-row>
        <table:table-row>
          <table:table-cell table:style-name="Table6.A2" office:value-type="string">
            <text:p text:style-name="P202">5</text:p>
          </table:table-cell>
          <table:table-cell table:style-name="Table6.B2" office:value-type="string">
            <text:p text:style-name="P203">1000</text:p>
          </table:table-cell>
          <table:table-cell table:style-name="Table6.B2" office:value-type="string">
            <text:p text:style-name="P202">300</text:p>
          </table:table-cell>
          <table:table-cell table:style-name="Table6.B2" office:value-type="string">
            <text:p text:style-name="P202">2500</text:p>
          </table:table-cell>
          <table:table-cell table:style-name="Table6.B2" office:value-type="string">
            <text:p text:style-name="P202">800</text:p>
          </table:table-cell>
          <table:table-cell table:style-name="Table6.F2" office:value-type="string">
            <text:p text:style-name="P202">3</text:p>
          </table:table-cell>
        </table:table-row>
      </table:table>
      <text:p text:style-name="P118"/>
      <text:p text:style-name="P120">3)</text:p>
      <text:p text:style-name="P121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21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21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21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21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20"/>
      <text:p text:style-name="P61">Задача <text:span text:style-name="T43">6</text:span>.</text:p>
      <text:p text:style-name="P61"/>
      <text:p text:style-name="P123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24">2)</text:p>
      <text:p text:style-name="P124">a) A = a + (a + 400) + ((a + (a + 400)) / 4) = 100 + (100 + 400) + ((100 + (100 + 400)) / 4) = <text:span text:style-name="T44">750 т</text:span></text:p>
      <text:p text:style-name="P125">б) <text:span text:style-name="T45">7200 = 2000 + (2000 + 800) + ((2000 + (2000 + 800))) / d</text:span></text:p>
      <text:p text:style-name="P122"><text:s text:c="4"/><text:span text:style-name="T45">7200 — 2000 — (2000 + 800) = (2000 + (2000 + 800)) / d</text:span></text:p>
      <text:p text:style-name="P122"><text:s text:c="4"/><text:span text:style-name="T45">2400 = (2000 + (2000 + 800)) / d</text:span></text:p>
      <text:p text:style-name="P122"><text:s text:c="4"/><text:span text:style-name="T45">2400d = 4800</text:span></text:p>
      <text:p text:style-name="P122"><text:s text:c="4"/><text:span text:style-name="T45">d = 4800 / 2400 = 2</text:span></text:p>
      <text:p text:style-name="P122"/>
      <text:p text:style-name="P122"/>
      <text:p text:style-name="P10">§ <text:span text:style-name="T33">12</text:span></text:p>
      <text:p text:style-name="P10"/>
      <text:p text:style-name="P62">Задача <text:span text:style-name="T47">1</text:span>.</text:p>
      <text:p text:style-name="P62"/>
      <text:p text:style-name="P126">2x + 1,75 = 2,3</text:p>
      <text:p text:style-name="P126">2x = 2,3 — 1, 75</text:p>
      <text:p text:style-name="P126">2x = 0,55</text:p>
      <text:p text:style-name="P126">x = 0,55 / 2 = 0,275</text:p>
      <text:p text:style-name="P126"/>
      <text:p text:style-name="P62">Задача <text:span text:style-name="T47">2</text:span>.</text:p>
      <text:p text:style-name="P62"/>
      <text:p text:style-name="P126">3x — 3,7 = 0,8</text:p>
      <text:p text:style-name="P126">3x = 0,8 + 3,7</text:p>
      <text:p text:style-name="P126"><text:soft-page-break/>3x = 4,5</text:p>
      <text:p text:style-name="P126">x = 4,5 / 3 = 1,5</text:p>
      <text:p text:style-name="P126"/>
      <text:p text:style-name="P62">Задача <text:span text:style-name="T47">3</text:span>.</text:p>
      <text:p text:style-name="P62"/>
      <text:p text:style-name="P126">x / 2,5 = 1,3</text:p>
      <text:p text:style-name="P126">x = 1,3 * 2,5</text:p>
      <text:p text:style-name="P126">x = 3,25</text:p>
      <text:p text:style-name="P126"/>
      <text:p text:style-name="P62">Задача <text:span text:style-name="T47">4</text:span>.</text:p>
      <text:p text:style-name="P62"/>
      <text:p text:style-name="P126">12,5 / x = 0,5</text:p>
      <text:p text:style-name="P126">12,5 = 0,5x</text:p>
      <text:p text:style-name="P126">x = 12,5 / 0,5 = 25</text:p>
      <text:p text:style-name="P126"/>
      <text:p text:style-name="P62">Задача <text:span text:style-name="T47">5</text:span>.</text:p>
      <text:p text:style-name="P62"/>
      <text:p text:style-name="P127">12*25 + 40x = 5 руб. 80 коп.</text:p>
      <text:p text:style-name="P128">300 + 40x <text:s/>= 580</text:p>
      <text:p text:style-name="P128">40x = 580 — 300</text:p>
      <text:p text:style-name="P128">40x = 280</text:p>
      <text:p text:style-name="P128">x = 280 / 40 = 7</text:p>
      <text:p text:style-name="P128"/>
      <text:p text:style-name="P128"/>
      <text:p text:style-name="P63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64"><text:span text:style-name="T47">1</text:span>.</text:p>
      <text:p text:style-name="P64"/>
      <text:p text:style-name="P129">3;<text:tab/>-3;<text:tab/>-2;</text:p>
      <text:p text:style-name="P129">2;<text:tab/>-2;<text:tab/>-3.</text:p>
      <text:p text:style-name="P129"/>
      <text:p text:style-name="P129">2.</text:p>
      <text:p text:style-name="P129"/>
      <text:p text:style-name="P129">7+(-3) = 7 — 3 = 4;<text:tab/>9+(-5) = 9 — 5 = 4.</text:p>
      <text:p text:style-name="P129"/>
      <text:p text:style-name="P129">3.</text:p>
      <text:p text:style-name="P129"/>
      <text:p text:style-name="P129">2;<text:tab/>0;<text:tab/>-4.</text:p>
      <text:p text:style-name="P129"/>
      <text:p text:style-name="P13">§ <text:span text:style-name="T49">2</text:span></text:p>
      <text:p text:style-name="P13"/>
      <text:p text:style-name="P14">Упражнения</text:p>
      <text:p text:style-name="P14"/>
      <text:p text:style-name="P130">1.</text:p>
      <text:p text:style-name="P130"/>
      <text:p text:style-name="P130">2 — 5 = -3, т. к. 5 — 3 = 2;</text:p>
      <text:p text:style-name="P130">4 — 9 = -5, т. к. 9 — 5 = 4. </text:p>
      <text:p text:style-name="P15"><text:soft-page-break/>§ <text:span text:style-name="T50">3</text:span></text:p>
      <text:p text:style-name="P15"/>
      <text:p text:style-name="P65">Задача <text:span text:style-name="T47">1</text:span>.</text:p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219">Промежуток времени</text:p>
          </table:table-cell>
          <table:table-cell table:style-name="Table7.B1" office:value-type="string">
            <text:p text:style-name="P210">От 0 ч.</text:p>
            <text:p text:style-name="P210">До 2 ч.</text:p>
          </table:table-cell>
          <table:table-cell table:style-name="Table7.B1" office:value-type="string">
            <text:p text:style-name="P210">2 ч.</text:p>
            <text:p text:style-name="P210">4 ч.</text:p>
          </table:table-cell>
          <table:table-cell table:style-name="Table7.B1" office:value-type="string">
            <text:p text:style-name="P210">4 ч.</text:p>
            <text:p text:style-name="P210">6 ч.</text:p>
          </table:table-cell>
          <table:table-cell table:style-name="Table7.B1" office:value-type="string">
            <text:p text:style-name="P210">6 ч.</text:p>
            <text:p text:style-name="P210">8 ч.</text:p>
          </table:table-cell>
          <table:table-cell table:style-name="Table7.B1" office:value-type="string">
            <text:p text:style-name="P210">8 ч.</text:p>
            <text:p text:style-name="P210">10 ч.</text:p>
          </table:table-cell>
          <table:table-cell table:style-name="Table7.B1" office:value-type="string">
            <text:p text:style-name="P210">10 ч.</text:p>
            <text:p text:style-name="P210">12 ч.</text:p>
          </table:table-cell>
          <table:table-cell table:style-name="Table7.B1" office:value-type="string">
            <text:p text:style-name="P210">12 ч.</text:p>
            <text:p text:style-name="P210">14 ч.</text:p>
          </table:table-cell>
          <table:table-cell table:style-name="Table7.B1" office:value-type="string">
            <text:p text:style-name="P210">14 ч.</text:p>
            <text:p text:style-name="P210">16 ч.</text:p>
          </table:table-cell>
          <table:table-cell table:style-name="Table7.B1" office:value-type="string">
            <text:p text:style-name="P210">16 ч.</text:p>
            <text:p text:style-name="P210">18 ч.</text:p>
          </table:table-cell>
          <table:table-cell table:style-name="Table7.B1" office:value-type="string">
            <text:p text:style-name="P210">18 ч.</text:p>
            <text:p text:style-name="P210">20 ч.</text:p>
          </table:table-cell>
          <table:table-cell table:style-name="Table7.B1" office:value-type="string">
            <text:p text:style-name="P210">20 ч.</text:p>
            <text:p text:style-name="P210">22 ч.</text:p>
          </table:table-cell>
          <table:table-cell table:style-name="Table7.B1" office:value-type="string">
            <text:p text:style-name="P211">22 ч.</text:p>
            <text:p text:style-name="P214">24 ч.</text:p>
          </table:table-cell>
        </table:table-row>
        <table:table-row>
          <table:table-cell table:style-name="Table7.A2" office:value-type="string">
            <text:p text:style-name="P216">Приращение температуры <text:span text:style-name="T52">(в ºC)</text:span></text:p>
          </table:table-cell>
          <table:table-cell table:style-name="Table7.B2" office:value-type="string">
            <text:p text:style-name="P216">-<text:span text:style-name="T51">2</text:span></text:p>
          </table:table-cell>
          <table:table-cell table:style-name="Table7.B2" office:value-type="string">
            <text:p text:style-name="P216">-<text:span text:style-name="T51">1</text:span></text:p>
          </table:table-cell>
          <table:table-cell table:style-name="Table7.B2" office:value-type="string">
            <text:p text:style-name="P214">0</text:p>
          </table:table-cell>
          <table:table-cell table:style-name="Table7.B2" office:value-type="string">
            <text:p text:style-name="P214">+2</text:p>
          </table:table-cell>
          <table:table-cell table:style-name="Table7.B2" office:value-type="string">
            <text:p text:style-name="P214">+3</text:p>
          </table:table-cell>
          <table:table-cell table:style-name="Table7.B2" office:value-type="string">
            <text:p text:style-name="P214">+3</text:p>
          </table:table-cell>
          <table:table-cell table:style-name="Table7.B2" office:value-type="string">
            <text:p text:style-name="P214">+2</text:p>
          </table:table-cell>
          <table:table-cell table:style-name="Table7.B2" office:value-type="string">
            <text:p text:style-name="P216">-<text:span text:style-name="T51">1</text:span></text:p>
          </table:table-cell>
          <table:table-cell table:style-name="Table7.B2" office:value-type="string">
            <text:p text:style-name="P216">-<text:span text:style-name="T51">1</text:span></text:p>
          </table:table-cell>
          <table:table-cell table:style-name="Table7.B2" office:value-type="string">
            <text:p text:style-name="P216">-<text:span text:style-name="T51">1</text:span></text:p>
          </table:table-cell>
          <table:table-cell table:style-name="Table7.B2" office:value-type="string">
            <text:p text:style-name="P216">-<text:span text:style-name="T51">2</text:span></text:p>
          </table:table-cell>
          <table:table-cell table:style-name="Table7.A2" office:value-type="string">
            <text:p text:style-name="P216">-<text:span text:style-name="T51">2</text:span></text:p>
          </table:table-cell>
        </table:table-row>
      </table:table>
      <text:p text:style-name="P65"/>
      <text:p text:style-name="P66">Задача <text:span text:style-name="T53">2</text:span>.</text:p>
      <text:p text:style-name="P6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220">Изменение значений стороны квадрата</text:p>
          </table:table-cell>
          <table:table-cell table:style-name="Table8.B1" office:value-type="string">
            <text:p text:style-name="P212">От <text:span text:style-name="T53">0,5</text:span> см.</text:p>
            <text:p text:style-name="P212">До <text:span text:style-name="T53">1</text:span> см.</text:p>
          </table:table-cell>
          <table:table-cell table:style-name="Table8.B1" office:value-type="string">
            <text:p text:style-name="P212"><text:span text:style-name="T53">1</text:span> см.</text:p>
            <text:p text:style-name="P212"><text:span text:style-name="T53">1,5</text:span> см.</text:p>
          </table:table-cell>
          <table:table-cell table:style-name="Table8.B1" office:value-type="string">
            <text:p text:style-name="P212"><text:span text:style-name="T53">1,5</text:span> см.</text:p>
            <text:p text:style-name="P212"><text:span text:style-name="T53">2</text:span> см.</text:p>
          </table:table-cell>
          <table:table-cell table:style-name="Table8.B1" office:value-type="string">
            <text:p text:style-name="P212"><text:span text:style-name="T53">2</text:span> см.</text:p>
            <text:p text:style-name="P212"><text:span text:style-name="T53">2,5</text:span> см.</text:p>
          </table:table-cell>
          <table:table-cell table:style-name="Table8.B1" office:value-type="string">
            <text:p text:style-name="P212"><text:span text:style-name="T53">2,5</text:span> см.</text:p>
            <text:p text:style-name="P212"><text:span text:style-name="T53">3</text:span> см.</text:p>
          </table:table-cell>
          <table:table-cell table:style-name="Table8.B1" office:value-type="string">
            <text:p text:style-name="P212"><text:span text:style-name="T53">3</text:span> см.</text:p>
            <text:p text:style-name="P212"><text:span text:style-name="T53">3,5</text:span> см.</text:p>
          </table:table-cell>
          <table:table-cell table:style-name="Table8.B1" office:value-type="string">
            <text:p text:style-name="P212"><text:span text:style-name="T53">3,5</text:span> см.</text:p>
            <text:p text:style-name="P212">4 см.</text:p>
          </table:table-cell>
        </table:table-row>
        <table:table-row>
          <table:table-cell table:style-name="Table8.A2" office:value-type="string">
            <text:p text:style-name="P217">Приращение площади квадрата </text:p>
            <text:p text:style-name="P217"><text:span text:style-name="T52">(в см</text:span><text:span text:style-name="T55">2</text:span><text:span text:style-name="T52">)</text:span></text:p>
          </table:table-cell>
          <table:table-cell table:style-name="Table8.B2" office:value-type="string">
            <text:p text:style-name="P222">+0,75</text:p>
          </table:table-cell>
          <table:table-cell table:style-name="Table8.B2" office:value-type="string">
            <text:p text:style-name="P222">+1,25</text:p>
          </table:table-cell>
          <table:table-cell table:style-name="Table8.B2" office:value-type="string">
            <text:p text:style-name="P222">+1,75</text:p>
          </table:table-cell>
          <table:table-cell table:style-name="Table8.B2" office:value-type="string">
            <text:p text:style-name="P222">+2,25</text:p>
          </table:table-cell>
          <table:table-cell table:style-name="Table8.B2" office:value-type="string">
            <text:p text:style-name="P222">+2,75</text:p>
          </table:table-cell>
          <table:table-cell table:style-name="Table8.B2" office:value-type="string">
            <text:p text:style-name="P222">+3,25</text:p>
          </table:table-cell>
          <table:table-cell table:style-name="Table8.A2" office:value-type="string">
            <text:p text:style-name="P222"><text:span text:style-name="T70">+</text:span>3,75</text:p>
          </table:table-cell>
        </table:table-row>
      </table:table>
      <text:p text:style-name="P144"/>
      <text:p text:style-name="P67">Задача <text:span text:style-name="T71">3</text:span>.</text:p>
      <text:p text:style-name="P6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221">Время измерения</text:p>
          </table:table-cell>
          <table:table-cell table:style-name="Table9.B1" office:value-type="string">
            <text:p text:style-name="P213">0 ч.</text:p>
          </table:table-cell>
          <table:table-cell table:style-name="Table9.B1" office:value-type="string">
            <text:p text:style-name="P213">2 ч.</text:p>
          </table:table-cell>
          <table:table-cell table:style-name="Table9.B1" office:value-type="string">
            <text:p text:style-name="P213">4 ч.</text:p>
          </table:table-cell>
          <table:table-cell table:style-name="Table9.B1" office:value-type="string">
            <text:p text:style-name="P213">6 ч.</text:p>
          </table:table-cell>
          <table:table-cell table:style-name="Table9.B1" office:value-type="string">
            <text:p text:style-name="P213">8 ч.</text:p>
          </table:table-cell>
          <table:table-cell table:style-name="Table9.B1" office:value-type="string">
            <text:p text:style-name="P213">10 ч.</text:p>
          </table:table-cell>
          <table:table-cell table:style-name="Table9.B1" office:value-type="string">
            <text:p text:style-name="P213">12 ч.</text:p>
          </table:table-cell>
          <table:table-cell table:style-name="Table9.B1" office:value-type="string">
            <text:p text:style-name="P213">14 ч.</text:p>
          </table:table-cell>
          <table:table-cell table:style-name="Table9.B1" office:value-type="string">
            <text:p text:style-name="P213">16 ч.</text:p>
          </table:table-cell>
          <table:table-cell table:style-name="Table9.B1" office:value-type="string">
            <text:p text:style-name="P213">18 ч.</text:p>
          </table:table-cell>
          <table:table-cell table:style-name="Table9.B1" office:value-type="string">
            <text:p text:style-name="P213">20 ч.</text:p>
          </table:table-cell>
          <table:table-cell table:style-name="Table9.B1" office:value-type="string">
            <text:p text:style-name="P213">22 ч.</text:p>
          </table:table-cell>
          <table:table-cell table:style-name="Table9.B1" office:value-type="string">
            <text:p text:style-name="P213">2<text:span text:style-name="T72">4</text:span> ч.</text:p>
          </table:table-cell>
        </table:table-row>
        <table:table-row>
          <table:table-cell table:style-name="Table9.A2" office:value-type="string">
            <text:p text:style-name="P218">Температура</text:p>
            <text:p text:style-name="P218"><text:span text:style-name="T73">(в ºC)</text:span> </text:p>
          </table:table-cell>
          <table:table-cell table:style-name="Table9.B2" office:value-type="string">
            <text:p text:style-name="P223">+10º</text:p>
          </table:table-cell>
          <table:table-cell table:style-name="Table9.B2" office:value-type="string">
            <text:p text:style-name="P223">+9º</text:p>
          </table:table-cell>
          <table:table-cell table:style-name="Table9.B2" office:value-type="string">
            <text:p text:style-name="P223">+7º</text:p>
          </table:table-cell>
          <table:table-cell table:style-name="Table9.B2" office:value-type="string">
            <text:p text:style-name="P223">+7º</text:p>
          </table:table-cell>
          <table:table-cell table:style-name="Table9.B2" office:value-type="string">
            <text:p text:style-name="P223">+10º</text:p>
          </table:table-cell>
          <table:table-cell table:style-name="Table9.B2" office:value-type="string">
            <text:p text:style-name="P215">+<text:span text:style-name="T72">14º</text:span></text:p>
          </table:table-cell>
          <table:table-cell table:style-name="Table9.B2" office:value-type="string">
            <text:p text:style-name="P215">+<text:span text:style-name="T72">20º</text:span></text:p>
          </table:table-cell>
          <table:table-cell table:style-name="Table9.B2" office:value-type="string">
            <text:p text:style-name="P223">+22º</text:p>
          </table:table-cell>
          <table:table-cell table:style-name="Table9.B2" office:value-type="string">
            <text:p text:style-name="P223">+22º</text:p>
          </table:table-cell>
          <table:table-cell table:style-name="Table9.B2" office:value-type="string">
            <text:p text:style-name="P223">+19º</text:p>
          </table:table-cell>
          <table:table-cell table:style-name="Table9.B2" office:value-type="string">
            <text:p text:style-name="P223">+16º</text:p>
          </table:table-cell>
          <table:table-cell table:style-name="Table9.A2" office:value-type="string">
            <text:p text:style-name="P223">+11º</text:p>
          </table:table-cell>
          <table:table-cell table:style-name="Table9.N2" office:value-type="string">
            <text:p text:style-name="P223">+9º</text:p>
          </table:table-cell>
        </table:table-row>
      </table:table>
      <text:p text:style-name="P145"/>
      <text:p text:style-name="P145"/>
      <text:p text:style-name="P16">§ <text:span text:style-name="T74">5</text:span></text:p>
      <text:p text:style-name="P16"/>
      <text:p text:style-name="P68">Задача <text:span text:style-name="T74">1</text:span>.</text:p>
      <text:p text:style-name="P68"/>
      <text:p text:style-name="P68"><draw:frame draw:style-name="fr2" draw:name="Object67" text:anchor-type="paragraph" svg:x="0.612cm" svg:y="0.123cm" svg:width="14.437cm" svg:height="2.14cm" draw:z-index="3"><draw:object xlink:href="./Object 67" xlink:type="simple" xlink:show="embed" xlink:actuate="onLoad"/><draw:image xlink:href="./ObjectReplacements/Object 67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17">§ <text:span text:style-name="T75">6</text:span></text:p>
      <text:p text:style-name="P17"/>
      <text:p text:style-name="P17">Упражнения</text:p>
      <text:p text:style-name="P17"/>
      <text:p text:style-name="P131">1.</text:p>
      <text:p text:style-name="P131"/>
      <text:p text:style-name="P131">-8;<text:tab/>-5;<text:tab/>2.</text:p>
      <text:p text:style-name="P131"/>
      <text:p text:style-name="P131">2.</text:p>
      <text:p text:style-name="P131"/>
      <text:p text:style-name="P131">x = 10;<text:tab/><text:tab/>x = 6;</text:p>
      <text:p text:style-name="P131">x = -5;<text:tab/><text:tab/>x = -5.</text:p>
      <text:p text:style-name="P131"/>
      <text:p text:style-name="P131"/>
      <text:p text:style-name="P131"/>
      <text:p text:style-name="P18"><text:soft-page-break/>§ <text:span text:style-name="T76">8</text:span></text:p>
      <text:p text:style-name="P18"/>
      <text:p text:style-name="P18">Упражнения</text:p>
      <text:p text:style-name="P18"/>
      <text:p text:style-name="P132">1.</text:p>
      <text:p text:style-name="P132"/>
      <text:p text:style-name="P132">5;<text:tab/>-6;<text:tab/>-1;<text:tab/>5.</text:p>
      <text:p text:style-name="P132"/>
      <text:p text:style-name="P132">2.</text:p>
      <text:p text:style-name="P132"/>
      <text:p text:style-name="P132">1;<text:tab/>39.</text:p>
      <text:p text:style-name="P132"/>
      <text:p text:style-name="P132">3.</text:p>
      <text:p text:style-name="P132"/>
      <text:p text:style-name="P132">x = -9;<text:tab/><text:tab/>x = 25.</text:p>
      <text:p text:style-name="P132"/>
      <text:p text:style-name="P132"/>
      <text:p text:style-name="P19">§ <text:span text:style-name="T77">9</text:span></text:p>
      <text:p text:style-name="P19"/>
      <text:p text:style-name="P19">Упражнения</text:p>
      <text:p text:style-name="P19"/>
      <text:p text:style-name="P133">1.</text:p>
      <text:p text:style-name="P133"/>
      <text:p text:style-name="P133">4.</text:p>
      <text:p text:style-name="P133"/>
      <text:p text:style-name="P133">2.</text:p>
      <text:p text:style-name="P133"/>
      <text:p text:style-name="P133">-7.</text:p>
      <text:p text:style-name="P133"/>
      <text:p text:style-name="P133"/>
      <text:p text:style-name="P20">§ <text:span text:style-name="T78">10</text:span></text:p>
      <text:p text:style-name="P20"/>
      <text:p text:style-name="P20">Упражнения</text:p>
      <text:p text:style-name="P20"/>
      <text:p text:style-name="P134">1.</text:p>
      <text:p text:style-name="P134"/>
      <text:p text:style-name="P134">3 &gt; -7;<text:tab/><text:tab/>-4 &gt; -7;<text:tab/>0 &lt; 5;<text:tab/><text:tab/>-6 &lt; 3.</text:p>
      <text:p text:style-name="P134"/>
      <text:p text:style-name="P134">2.</text:p>
      <text:p text:style-name="P134"/>
      <text:p text:style-name="P134">1) a &lt; x &lt; b;</text:p>
      <text:p text:style-name="P135">2) <text:span text:style-name="T79">a </text:span><text:span text:style-name="T80">≤ x ≤ b</text:span>;</text:p>
      <text:p text:style-name="P134">3) 0 &lt; a &lt; <text:span text:style-name="T79">1</text:span>.</text:p>
      <text:p text:style-name="P134"/>
      <text:p text:style-name="P134"/>
      <text:p text:style-name="P21">§ <text:span text:style-name="T78">11</text:span></text:p>
      <text:p text:style-name="P21"/>
      <text:p text:style-name="P69">Задача <text:span text:style-name="T74">1</text:span>.</text:p>
      <text:p text:style-name="P69"/>
      <text:p text:style-name="P136">AB = 5;<text:tab/>BA = -5.</text:p>
      <text:p text:style-name="P136"/>
      <text:p text:style-name="P136"/>
      <text:p text:style-name="P69"><text:soft-page-break/>Задача <text:span text:style-name="T81">2</text:span>.</text:p>
      <text:p text:style-name="P69"/>
      <text:p text:style-name="P136">B = -<text:span text:style-name="T82">4 — 3 = -7</text:span>.</text:p>
      <text:p text:style-name="P136"/>
      <text:p text:style-name="P69">Задача <text:span text:style-name="T81">3</text:span>.</text:p>
      <text:p text:style-name="P69"/>
      <text:p text:style-name="P136"><text:span text:style-name="T83">A = 4 + 6 = 10</text:span>.</text:p>
      <text:p text:style-name="P136"/>
      <text:p text:style-name="P136"/>
      <text:p text:style-name="P22">§ <text:span text:style-name="T78">12</text:span></text:p>
      <text:p text:style-name="P22"/>
      <text:p text:style-name="P22">Упражнения</text:p>
      <text:p text:style-name="P22"/>
      <text:p text:style-name="P137">1. -15.<text:tab/><text:tab/>2. 35.<text:tab/><text:tab/>3. -10.<text:tab/><text:tab/>4. 0.</text:p>
      <text:p text:style-name="P137"/>
      <text:p text:style-name="P137">5. 5.<text:tab/><text:tab/>6. -<text:span text:style-name="T84">2</text:span>8.</text:p>
      <text:p text:style-name="P137"/>
      <text:p text:style-name="P137">7. x = -3.<text:tab/>8. x = -7.<text:tab/>9. x = 100<text:tab/>10. x = 0.</text:p>
      <text:p text:style-name="P137"/>
      <text:p text:style-name="P137"/>
      <text:p text:style-name="P23">§ <text:span text:style-name="T78">14</text:span></text:p>
      <text:p text:style-name="P23"/>
      <text:p text:style-name="P23">Упражнения</text:p>
      <text:p text:style-name="P23"/>
      <text:p text:style-name="P138">1.</text:p>
      <text:p text:style-name="P138"/>
      <text:p text:style-name="P138">-3<text:span text:style-name="T54">4</text:span><text:span text:style-name="T85"> — 2</text:span><text:span text:style-name="T54">3</text:span><text:span text:style-name="T85"> = </text:span><text:span text:style-name="T86">73</text:span><text:span text:style-name="T85">;<text:tab/><text:tab/>-3</text:span><text:span text:style-name="T54">4</text:span><text:span text:style-name="T85"> — (-2</text:span><text:span text:style-name="T54">3</text:span><text:span text:style-name="T85">) = </text:span><text:span text:style-name="T86">89</text:span><text:span text:style-name="T85">;<text:tab/>3</text:span><text:span text:style-name="T54">4</text:span><text:span text:style-name="T85"> - (-2</text:span><text:span text:style-name="T54">3</text:span><text:span text:style-name="T85">) = 89;<text:tab/><text:tab/>3</text:span><text:span text:style-name="T54">4</text:span><text:span text:style-name="T85"> — 2</text:span><text:span text:style-name="T54">3</text:span><text:span text:style-name="T85"> = 73.</text:span></text:p>
      <text:p text:style-name="P146"/>
      <text:p text:style-name="P147">2.</text:p>
      <text:p text:style-name="P147"/>
      <text:p text:style-name="P138"><text:span text:style-name="T85">-</text:span><text:span text:style-name="T86">2</text:span><text:span text:style-name="T56">3</text:span><text:span text:style-name="T86"> - (-2) = -</text:span><text:span text:style-name="T87">6;<text:tab/><text:tab/>-1,5</text:span><text:span text:style-name="T57">3 </text:span><text:span text:style-name="T87">- (-1,5) = -1,875;<text:tab/><text:tab/>-1</text:span><text:span text:style-name="T57">3</text:span><text:span text:style-name="T87"> - (-1) = 0;<text:tab/><text:tab/></text:span></text:p>
      <text:p text:style-name="P138"><text:span text:style-name="T87">(-</text:span><text:span text:style-name="T87"><draw:frame draw:style-name="fr1" draw:name="Object68" text:anchor-type="as-char" svg:y="-0.619cm" svg:width="0.497cm" svg:height="0.998cm" draw:z-index="22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7">)</text:span><text:span text:style-name="T57">3</text:span><text:span text:style-name="T87"> - (-</text:span><text:span text:style-name="T87"><draw:frame draw:style-name="fr1" draw:name="Object70" text:anchor-type="as-char" svg:y="-0.619cm" svg:width="0.497cm" svg:height="0.998cm" draw:z-index="23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7">) = </text:span><text:span text:style-name="T87"><draw:frame draw:style-name="fr1" draw:name="Object71" text:anchor-type="as-char" svg:y="-0.619cm" svg:width="0.506cm" svg:height="0.998cm" draw:z-index="2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8">= 0,375</text:span><text:span text:style-name="T87">;<text:tab/>0</text:span><text:span text:style-name="T57">3</text:span><text:span text:style-name="T87"> — 0 = 0;<text:tab/>0,5</text:span><text:span text:style-name="T57">3</text:span><text:span text:style-name="T87"> — 0,5 = -</text:span><text:span text:style-name="T88">0,375;<text:tab/>1,5</text:span><text:span text:style-name="T58">3</text:span><text:span text:style-name="T88"> — 1,5 = 1,875;</text:span></text:p>
      <text:p text:style-name="P138"><text:span text:style-name="T88">2</text:span><text:span text:style-name="T58">3</text:span><text:span text:style-name="T88"> — 2 = 6.</text:span></text:p>
      <text:p text:style-name="P148"/>
      <text:p text:style-name="P149">3.</text:p>
      <text:p text:style-name="P149"/>
      <text:p text:style-name="P139"><text:span text:style-name="T89">(</text:span><text:span text:style-name="T87">-</text:span><text:span text:style-name="T89">1)</text:span><text:span text:style-name="T59">n</text:span><text:span text:style-name="T89"> = 1, если n чётное число, (</text:span><text:span text:style-name="T87">-</text:span><text:span text:style-name="T89">1)</text:span><text:span text:style-name="T59">n</text:span><text:span text:style-name="T89"> = -1, если n нечётное число.</text:span></text:p>
      <text:p text:style-name="P150"/>
      <text:p text:style-name="P150"/>
      <text:p text:style-name="P24">§ <text:span text:style-name="T78">15</text:span></text:p>
      <text:p text:style-name="P24"/>
      <text:p text:style-name="P152">Упражнения</text:p>
      <text:p text:style-name="P152"/>
      <text:p text:style-name="P151">1.</text:p>
      <text:p text:style-name="P158"/>
      <text:p text:style-name="P158">1.</text:p>
      <text:p text:style-name="P159"/>
      <text:p text:style-name="P160">2.</text:p>
      <text:p text:style-name="P160"/>
      <text:p text:style-name="P160">0.</text:p>
      <text:p text:style-name="P160"/>
      <text:p text:style-name="P160"><text:soft-page-break/>3.</text:p>
      <text:p text:style-name="P16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B"/>
        <table:table-column table:style-name="Table10.K"/>
        <table:table-column table:style-name="Table10.A"/>
        <table:table-column table:style-name="Table10.M"/>
        <table:table-column table:style-name="Table10.N"/>
        <table:table-column table:style-name="Table10.O"/>
        <table:table-column table:style-name="Table10.P"/>
        <table:table-row>
          <table:table-cell table:style-name="Table10.A1" office:value-type="string">
            <text:p text:style-name="P205">x</text:p>
          </table:table-cell>
          <table:table-cell table:style-name="Table10.B1" office:value-type="string">
            <text:p text:style-name="P198">-<text:span text:style-name="T90">3</text:span></text:p>
          </table:table-cell>
          <table:table-cell table:style-name="Table10.B1" office:value-type="string">
            <text:p text:style-name="P198">-<text:span text:style-name="T90">2</text:span></text:p>
          </table:table-cell>
          <table:table-cell table:style-name="Table10.B1" office:value-type="string">
            <text:p text:style-name="P198"><draw:frame draw:style-name="fr1" draw:name="Object73" text:anchor-type="as-char" svg:y="-0.619cm" svg:width="0.847cm" svg:height="0.998cm" draw:z-index="2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0.B1" office:value-type="string">
            <text:p text:style-name="P198"><draw:frame draw:style-name="fr1" draw:name="Object74" text:anchor-type="as-char" svg:y="-0.619cm" svg:width="0.87cm" svg:height="0.998cm" draw:z-index="2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0.B1" office:value-type="string">
            <text:p text:style-name="P198">-<text:span text:style-name="T90">1,1</text:span></text:p>
          </table:table-cell>
          <table:table-cell table:style-name="Table10.B1" office:value-type="string">
            <text:p text:style-name="P198">-<text:span text:style-name="T90">0,9</text:span></text:p>
          </table:table-cell>
          <table:table-cell table:style-name="Table10.B1" office:value-type="string">
            <text:p text:style-name="P198">-<text:span text:style-name="T90">0,5</text:span></text:p>
          </table:table-cell>
          <table:table-cell table:style-name="Table10.B1" office:value-type="string">
            <text:p text:style-name="P205">0</text:p>
          </table:table-cell>
          <table:table-cell table:style-name="Table10.B1" office:value-type="string">
            <text:p text:style-name="P205">0,5</text:p>
          </table:table-cell>
          <table:table-cell table:style-name="Table10.B1" office:value-type="string">
            <text:p text:style-name="P205">0,9</text:p>
          </table:table-cell>
          <table:table-cell table:style-name="Table10.B1" office:value-type="string">
            <text:p text:style-name="P205">1,1</text:p>
          </table:table-cell>
          <table:table-cell table:style-name="Table10.B1" office:value-type="string">
            <text:p text:style-name="P198"><draw:frame draw:style-name="fr1" draw:name="Object75" text:anchor-type="as-char" svg:y="-0.619cm" svg:width="0.524cm" svg:height="0.998cm" draw:z-index="29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0.B1" office:value-type="string">
            <text:p text:style-name="P198"><draw:frame draw:style-name="fr1" draw:name="Object76" text:anchor-type="as-char" svg:y="-0.619cm" svg:width="0.503cm" svg:height="0.998cm" draw:z-index="3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0.B1" office:value-type="string">
            <text:p text:style-name="P205">2</text:p>
          </table:table-cell>
          <table:table-cell table:style-name="Table10.B1" office:value-type="string">
            <text:p text:style-name="P205">3</text:p>
          </table:table-cell>
        </table:table-row>
        <table:table-row>
          <table:table-cell table:style-name="Table10.A2" office:value-type="string">
            <text:p text:style-name="P198"><draw:frame draw:style-name="fr1" draw:name="Object72" text:anchor-type="as-char" svg:y="-0.619cm" svg:width="1.208cm" svg:height="1.058cm" draw:z-index="3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77" text:anchor-type="as-char" svg:y="-0.619cm" svg:width="0.506cm" svg:height="0.998cm" draw:z-index="3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78" text:anchor-type="as-char" svg:y="-0.619cm" svg:width="0.503cm" svg:height="0.998cm" draw:z-index="3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79" text:anchor-type="as-char" svg:y="-0.619cm" svg:width="0.506cm" svg:height="0.998cm" draw:z-index="34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0" text:anchor-type="as-char" svg:y="-0.619cm" svg:width="0.714cm" svg:height="0.998cm" draw:z-index="3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0.B2" office:value-type="string">
            <text:p text:style-name="P207"><draw:frame draw:style-name="fr1" draw:name="Object81" text:anchor-type="as-char" svg:y="-0.619cm" svg:width="0.907cm" svg:height="0.998cm" draw:z-index="3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2" text:anchor-type="as-char" svg:y="-0.619cm" svg:width="1.064cm" svg:height="0.998cm" draw:z-index="3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3" text:anchor-type="as-char" svg:y="-0.619cm" svg:width="0.847cm" svg:height="0.998cm" draw:z-index="3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0.B2" office:value-type="string">
            <text:p text:style-name="P206">0</text:p>
          </table:table-cell>
          <table:table-cell table:style-name="Table10.B2" office:value-type="string">
            <text:p text:style-name="P198"><draw:frame draw:style-name="fr1" draw:name="Object84" text:anchor-type="as-char" svg:y="-0.619cm" svg:width="0.503cm" svg:height="0.998cm" draw:z-index="4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5" text:anchor-type="as-char" svg:y="-0.619cm" svg:width="0.72cm" svg:height="0.998cm" draw:z-index="4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6" text:anchor-type="as-char" svg:y="-0.619cm" svg:width="1.252cm" svg:height="0.998cm" draw:z-index="4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7" text:anchor-type="as-char" svg:y="-0.619cm" svg:width="1.058cm" svg:height="0.998cm" draw:z-index="4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8" text:anchor-type="as-char" svg:y="-0.619cm" svg:width="0.852cm" svg:height="0.998cm" draw:z-index="4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89" text:anchor-type="as-char" svg:y="-0.619cm" svg:width="0.847cm" svg:height="0.998cm" draw:z-index="4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0.B2" office:value-type="string">
            <text:p text:style-name="P198"><draw:frame draw:style-name="fr1" draw:name="Object90" text:anchor-type="as-char" svg:y="-0.619cm" svg:width="0.85cm" svg:height="0.998cm" draw:z-index="4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</table:table>
      <text:p text:style-name="P160"><text:s text:c="2"/></text:p>
      <text:p text:style-name="P160"/>
      <text:p text:style-name="P25">§ <text:span text:style-name="T78">17</text:span></text:p>
      <text:p text:style-name="P25"/>
      <text:p text:style-name="P153">Упражнения</text:p>
      <text:p text:style-name="P153"/>
      <text:p text:style-name="P161">1.</text:p>
      <text:p text:style-name="P161"/>
      <text:p text:style-name="P161">4º;<text:tab/>2º;<text:tab/>-5º.</text:p>
      <text:p text:style-name="P161"/>
      <text:p text:style-name="P161">2.</text:p>
      <text:p text:style-name="P161"/>
      <text:p text:style-name="P161">14 ч.;<text:tab/><text:span text:style-name="T91">8 ч. и 22 ч.</text:span>;<text:tab/><text:span text:style-name="T91">6 ч.;<text:tab/>14 ч.;<text:tab/>2 ч..</text:span></text:p>
      <text:p text:style-name="P161"/>
      <text:p text:style-name="P162">3.</text:p>
      <text:p text:style-name="P174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208">Высота</text:p>
          </table:table-cell>
          <table:table-cell table:style-name="Table11.B1" office:value-type="string">
            <text:p text:style-name="P209">1000 м</text:p>
          </table:table-cell>
          <table:table-cell table:style-name="Table11.B1" office:value-type="string">
            <text:p text:style-name="P209">2000 м</text:p>
          </table:table-cell>
          <table:table-cell table:style-name="Table11.B1" office:value-type="string">
            <text:p text:style-name="P209">3000 м</text:p>
          </table:table-cell>
          <table:table-cell table:style-name="Table11.B1" office:value-type="string">
            <text:p text:style-name="P209">4000 м</text:p>
          </table:table-cell>
          <table:table-cell table:style-name="Table11.B1" office:value-type="string">
            <text:p text:style-name="P209">5000 м</text:p>
          </table:table-cell>
        </table:table-row>
        <table:table-row>
          <table:table-cell table:style-name="Table11.A1" office:value-type="string">
            <text:p text:style-name="P198">Температура</text:p>
            <text:p text:style-name="P208">(в ºC)</text:p>
          </table:table-cell>
          <table:table-cell table:style-name="Table11.B2" office:value-type="string">
            <text:p text:style-name="P209">+10</text:p>
          </table:table-cell>
          <table:table-cell table:style-name="Table11.B2" office:value-type="string">
            <text:p text:style-name="P209">+5</text:p>
          </table:table-cell>
          <table:table-cell table:style-name="Table11.B2" office:value-type="string">
            <text:p text:style-name="P209">0</text:p>
          </table:table-cell>
          <table:table-cell table:style-name="Table11.B2" office:value-type="string">
            <text:p text:style-name="P198">-<text:span text:style-name="T92">10</text:span></text:p>
          </table:table-cell>
          <table:table-cell table:style-name="Table11.B1" office:value-type="string">
            <text:p text:style-name="P209">-15</text:p>
          </table:table-cell>
        </table:table-row>
      </table:table>
      <text:p text:style-name="P224"/>
      <text:p text:style-name="P224"><draw:frame draw:style-name="fr3" draw:name="Object91" text:anchor-type="paragraph" svg:width="15.998cm" svg:height="8.999cm" draw:z-index="4"><draw:object xlink:href="./Object 91" xlink:type="simple" xlink:show="embed" xlink:actuate="onLoad"/><draw:image xlink:href="./ObjectReplacements/Object 91" xlink:type="simple" xlink:show="embed" xlink:actuate="onLoad"/></draw:frame></text:p>
      <text:p text:style-name="P224"/>
      <text:p text:style-name="P224"/>
      <text:p text:style-name="P26"><text:soft-page-break/>ГЛАВА <text:span text:style-name="T48">III</text:span></text:p>
      <text:p text:style-name="P26"/>
      <text:p text:style-name="P26">§ <text:span text:style-name="T93">2</text:span></text:p>
      <text:p text:style-name="P26"/>
      <text:p text:style-name="P154">Упражнения</text:p>
      <text:p text:style-name="P154"/>
      <text:p text:style-name="P163">1. Целое.<text:tab/>2. Целое.<text:tab/>3. Целое.<text:tab/>4. Дробное.</text:p>
      <text:p text:style-name="P163"/>
      <text:p text:style-name="P164">5. Дробное.<text:tab/>6. Дробное.<text:tab/>7. Дробное.</text:p>
      <text:p text:style-name="P164"/>
      <text:p text:style-name="P164"/>
      <text:p text:style-name="P27">§ <text:span text:style-name="T94">3</text:span></text:p>
      <text:p text:style-name="P27"/>
      <text:p text:style-name="P155">Упражнения</text:p>
      <text:p text:style-name="P164"/>
      <text:p text:style-name="P165">1. x<text:span text:style-name="T54">2</text:span> + 4xy — 2a<text:span text:style-name="T54">2</text:span>.</text:p>
      <text:p text:style-name="P165"/>
      <text:p text:style-name="P165">2. 0,83x<text:span text:style-name="T54">2</text:span> — 0,77a<text:span text:style-name="T54">2</text:span> + 4,41ax.</text:p>
      <text:p text:style-name="P165"/>
      <text:p text:style-name="P165">3. 5a<text:span text:style-name="T54">2</text:span>.</text:p>
      <text:p text:style-name="P165"/>
      <text:p text:style-name="P165"/>
      <text:p text:style-name="P28">§ <text:span text:style-name="T95">4</text:span></text:p>
      <text:p text:style-name="P28"/>
      <text:p text:style-name="P156">Упражнения</text:p>
      <text:p text:style-name="P165"/>
      <text:p text:style-name="P166">1. -3x<text:span text:style-name="T54">2</text:span> + 3xy — 5y<text:span text:style-name="T54">2</text:span>.</text:p>
      <text:p text:style-name="P166">2. <text:span text:style-name="T102">-5ab + 5a</text:span><text:span text:style-name="T99">2</text:span><text:span text:style-name="T102"> — 6b</text:span><text:span text:style-name="T99">2</text:span><text:span text:style-name="T102">.</text:span></text:p>
      <text:p text:style-name="P166">3. <text:span text:style-name="T96">1 + x</text:span><text:span text:style-name="T60">2</text:span><text:span text:style-name="T96"> + x</text:span><text:span text:style-name="T60">4</text:span><text:span text:style-name="T96">.</text:span></text:p>
      <text:p text:style-name="P167"/>
      <text:p text:style-name="P167">4. x = a<text:span text:style-name="T54">2</text:span> + 2ab — 2b<text:span text:style-name="T54">2</text:span>.</text:p>
      <text:p text:style-name="P167">5. x = 3ab — b<text:span text:style-name="T54">2</text:span> + a<text:span text:style-name="T54">2</text:span>.</text:p>
      <text:p text:style-name="P167">6. x = <text:span text:style-name="T96">3</text:span>ab<text:span text:style-name="T54">2</text:span> + 3a<text:span text:style-name="T54">2</text:span>b + b<text:span text:style-name="T54">3</text:span>.</text:p>
      <text:p text:style-name="P167"/>
      <text:p text:style-name="P167"/>
      <text:p text:style-name="P29">§ <text:span text:style-name="T106">5</text:span></text:p>
      <text:p text:style-name="P29"/>
      <text:p text:style-name="P157">Упражнения</text:p>
      <text:p text:style-name="P157"/>
      <text:p text:style-name="P168">1. a<text:span text:style-name="T54">19</text:span>.</text:p>
      <text:p text:style-name="P168">2. a<text:span text:style-name="T54">18</text:span>.</text:p>
      <text:p text:style-name="P168">3. x<text:span text:style-name="T54">15</text:span>.</text:p>
      <text:p text:style-name="P168">4. c<text:span text:style-name="T54">24</text:span>.</text:p>
      <text:p text:style-name="P168">5. <text:span text:style-name="T107">(a — b)</text:span><text:span text:style-name="T61">7</text:span><text:span text:style-name="T107">.</text:span></text:p>
      <text:p text:style-name="P168">6. <text:span text:style-name="T107">(</text:span>x<text:span text:style-name="T54"> </text:span><text:span text:style-name="T61">2</text:span><text:span text:style-name="T97"> + y</text:span><text:span text:style-name="T100">2</text:span><text:span text:style-name="T103">)</text:span><text:span text:style-name="T100">6</text:span><text:span text:style-name="T97">.</text:span></text:p>
      <text:p text:style-name="P168"><text:span text:style-name="T97">7. x = b</text:span><text:span text:style-name="T98">5</text:span><text:span text:style-name="T97">.</text:span></text:p>
      <text:p text:style-name="P168"><text:span text:style-name="T97">8. x = b</text:span><text:span text:style-name="T98">2</text:span><text:span text:style-name="T97">.</text:span></text:p>
      <text:p text:style-name="P168"><text:span text:style-name="T97">9. x = b</text:span><text:span text:style-name="T100">4</text:span><text:span text:style-name="T97">.</text:span></text:p>
      <text:p text:style-name="P175"/>
      <text:p text:style-name="P175"/>
      <text:p text:style-name="P175"/>
      <text:p text:style-name="P175"/>
      <text:p text:style-name="P30"><text:soft-page-break/>§ <text:span text:style-name="T108">6</text:span></text:p>
      <text:p text:style-name="P30"/>
      <text:p text:style-name="P176">Упражнения</text:p>
      <text:p text:style-name="P176"/>
      <text:p text:style-name="P169"><text:span text:style-name="T97">1. 35x</text:span><text:span text:style-name="T98">3</text:span><text:span text:style-name="T97">y</text:span><text:span text:style-name="T98">3</text:span><text:span text:style-name="T97">z.</text:span></text:p>
      <text:p text:style-name="P169"><text:span text:style-name="T97">2. </text:span><text:span text:style-name="T97"><draw:frame draw:style-name="fr1" draw:name="Object92" text:anchor-type="as-char" svg:y="-0.619cm" svg:width="0.503cm" svg:height="0.998cm" draw:z-index="2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97">x</text:span><text:span text:style-name="T98">3</text:span><text:span text:style-name="T97">y</text:span><text:span text:style-name="T98">3</text:span><text:span text:style-name="T97">.</text:span></text:p>
      <text:p text:style-name="P169"><text:span text:style-name="T97">3. 13a</text:span><text:span text:style-name="T98">4</text:span><text:span text:style-name="T97">b</text:span><text:span text:style-name="T98">3</text:span><text:span text:style-name="T97">c</text:span><text:span text:style-name="T98">2</text:span><text:span text:style-name="T97">.</text:span></text:p>
      <text:p text:style-name="P169"><text:span text:style-name="T97">4. </text:span><text:span text:style-name="T104">x = -63a</text:span><text:span text:style-name="T101">3</text:span><text:span text:style-name="T104">bc.</text:span></text:p>
      <text:p text:style-name="P180">5. x = -9bc.</text:p>
      <text:p text:style-name="P170"><text:span text:style-name="T97">6. x = 8a</text:span><text:span text:style-name="T98">2</text:span><text:span text:style-name="T97">c.</text:span></text:p>
      <text:p text:style-name="P180"/>
      <text:p text:style-name="P31">§ <text:span text:style-name="T109">7</text:span></text:p>
      <text:p text:style-name="P31"/>
      <text:p text:style-name="P177">Упражнения</text:p>
      <text:p text:style-name="P177"/>
      <text:p text:style-name="P171"><text:span text:style-name="T97">1. 16a</text:span><text:span text:style-name="T98">12</text:span><text:span text:style-name="T97">b</text:span><text:span text:style-name="T98">4</text:span><text:span text:style-name="T97">c</text:span><text:span text:style-name="T98">4</text:span><text:span text:style-name="T97">.</text:span></text:p>
      <text:p text:style-name="P171"><text:span text:style-name="T97">2. -a</text:span><text:span text:style-name="T98">5</text:span><text:span text:style-name="T97">b</text:span><text:span text:style-name="T98">10</text:span><text:span text:style-name="T97">c</text:span><text:span text:style-name="T98">5</text:span><text:span text:style-name="T97">.</text:span></text:p>
      <text:p text:style-name="P171"><text:span text:style-name="T97">3. </text:span><text:span text:style-name="T97"><draw:frame draw:style-name="fr1" draw:name="Object93" text:anchor-type="as-char" svg:y="-0.619cm" svg:width="0.524cm" svg:height="0.998cm" draw:z-index="35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97">x</text:span><text:span text:style-name="T98">2</text:span><text:span text:style-name="T97">y</text:span><text:span text:style-name="T98">4</text:span><text:span text:style-name="T97">.</text:span></text:p>
      <text:p text:style-name="P171"><text:span text:style-name="T97">4. 0,0081a</text:span><text:span text:style-name="T98">12</text:span><text:span text:style-name="T97">x</text:span><text:span text:style-name="T98">4</text:span><text:span text:style-name="T97">y</text:span><text:span text:style-name="T98">8</text:span><text:span text:style-name="T97">.</text:span></text:p>
      <text:p text:style-name="P181"/>
      <text:p text:style-name="P32">§ <text:span text:style-name="T110">8</text:span></text:p>
      <text:p text:style-name="P32"/>
      <text:p text:style-name="P178">Упражнения</text:p>
      <text:p text:style-name="P178"/>
      <text:p text:style-name="P172"><text:span text:style-name="T97">1. x</text:span><text:span text:style-name="T98">2</text:span><text:span text:style-name="T97">y — 6x</text:span><text:span text:style-name="T98">3</text:span><text:span text:style-name="T97">.</text:span></text:p>
      <text:p text:style-name="P172"><text:span text:style-name="T97">2. -2a</text:span><text:span text:style-name="T98">3</text:span><text:span text:style-name="T97">b + 2a</text:span><text:span text:style-name="T98">2</text:span><text:span text:style-name="T97">b</text:span><text:span text:style-name="T98">2</text:span><text:span text:style-name="T97"> — 4ab</text:span><text:span text:style-name="T98">3</text:span><text:span text:style-name="T97">.</text:span></text:p>
      <text:p text:style-name="P172"><text:span text:style-name="T97">3. x = -3a</text:span><text:span text:style-name="T98">4</text:span><text:span text:style-name="T97">b — 3ab</text:span><text:span text:style-name="T98">4</text:span><text:span text:style-name="T97">.</text:span></text:p>
      <text:p text:style-name="P172"><text:span text:style-name="T97">4. x = </text:span><text:span text:style-name="T105">a (a+b) : (a+b) = a.</text:span></text:p>
      <text:p text:style-name="P173"><text:span text:style-name="T97">5. x = </text:span><text:span text:style-name="T105">a (a — 2b) : (a — 2b) = a.</text:span></text:p>
      <text:p text:style-name="P173"><text:span text:style-name="T97">6. x = 3a</text:span><text:span text:style-name="T98">2</text:span><text:span text:style-name="T97"> — 2b</text:span><text:span text:style-name="T98">2</text:span><text:span text:style-name="T97">.</text:span></text:p>
      <text:p text:style-name="P225"/>
      <text:p text:style-name="P225"/>
      <text:p text:style-name="P33">§ <text:span text:style-name="T111">9</text:span></text:p>
      <text:p text:style-name="P33"/>
      <text:p text:style-name="P179">Упражнения</text:p>
      <text:p text:style-name="P179"/>
      <text:p text:style-name="P183">1. <text:span text:style-name="T112">2x</text:span><text:span text:style-name="T62">4</text:span><text:span text:style-name="T112"> — x</text:span><text:span text:style-name="T62">3</text:span><text:span text:style-name="T112">y + 3x</text:span><text:span text:style-name="T62">2</text:span><text:span text:style-name="T112">y</text:span><text:span text:style-name="T62">2</text:span><text:span text:style-name="T112"> + xy</text:span><text:span text:style-name="T62">3 </text:span><text:span text:style-name="T112">+ 4y</text:span><text:span text:style-name="T62">4</text:span><text:span text:style-name="T112">.</text:span></text:p>
      <text:p text:style-name="P182">2. <text:span text:style-name="T113">4a</text:span><text:span text:style-name="T63">2</text:span><text:span text:style-name="T113"> + 4ab + b</text:span><text:span text:style-name="T63">2</text:span><text:span text:style-name="T113"> — c</text:span><text:span text:style-name="T63">2</text:span><text:span text:style-name="T113">.</text:span><text:span text:style-name="T63"> </text:span></text:p>
      <text:p text:style-name="P182">3. <draw:frame draw:style-name="fr1" draw:name="Object94" text:anchor-type="as-char" svg:y="-0.619cm" svg:width="1.423cm" svg:height="0.998cm" draw:z-index="43"><draw:object xlink:href="./Object 94" xlink:type="simple" xlink:show="embed" xlink:actuate="onLoad"/><draw:image xlink:href="./ObjectReplacements/Object 94" xlink:type="simple" xlink:show="embed" xlink:actuate="onLoad"/><svg:desc>formula</svg:desc></draw:frame><text:span text:style-name="T114">x</text:span><text:span text:style-name="T64">3</text:span><text:span text:style-name="T114"> - </text:span><text:span text:style-name="T114"><draw:frame draw:style-name="fr1" draw:name="Object99" text:anchor-type="as-char" svg:y="-0.619cm" svg:width="1.284cm" svg:height="0.998cm" draw:z-index="4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14">y</text:span><text:span text:style-name="T64">3</text:span><text:span text:style-name="T114">.</text:span></text:p>
      <text:p text:style-name="P226">4. <text:span text:style-name="T115">x</text:span><text:span text:style-name="T65">4</text:span><text:span text:style-name="T115"> + 2x</text:span><text:span text:style-name="T65">3</text:span><text:span text:style-name="T115">y + 3x</text:span><text:span text:style-name="T65">2</text:span><text:span text:style-name="T115">y</text:span><text:span text:style-name="T65">2</text:span><text:span text:style-name="T115"> + 2xy</text:span><text:span text:style-name="T65">3</text:span><text:span text:style-name="T115"> + y</text:span><text:span text:style-name="T65">4</text:span><text:span text:style-name="T115">.</text:span></text:p>
      <text:p text:style-name="P226"/>
      <text:p text:style-name="P235">§ <text:span text:style-name="T116">10</text:span></text:p>
      <text:p text:style-name="P235"/>
      <text:p text:style-name="P227">Упражнения</text:p>
      <text:p text:style-name="P227"/>
      <text:p text:style-name="P229">1. <text:span text:style-name="T119">2x</text:span><text:span text:style-name="T68">3</text:span><text:span text:style-name="T119"> + 3x</text:span><text:span text:style-name="T68">2</text:span><text:span text:style-name="T119">y — 4x</text:span><text:span text:style-name="T68">2</text:span><text:span text:style-name="T119">z — 2xy</text:span><text:span text:style-name="T68">2 </text:span><text:span text:style-name="T119">— 2xyz + 2xz</text:span><text:span text:style-name="T68">2 </text:span><text:span text:style-name="T119">+ 2y</text:span><text:span text:style-name="T68">2</text:span><text:span text:style-name="T119">z — yz</text:span><text:span text:style-name="T68">2</text:span><text:span text:style-name="T119"> + 2x</text:span><text:span text:style-name="T68">2</text:span><text:span text:style-name="T119"> + 4xy — 4xz — 4yz + 2z</text:span><text:span text:style-name="T68">2</text:span><text:span text:style-name="T119">.</text:span></text:p>
      <text:p text:style-name="P230">2. <text:span text:style-name="T119">x</text:span><text:span text:style-name="T68">4</text:span><text:span text:style-name="T119"> — 16y</text:span><text:span text:style-name="T68">4</text:span><text:span text:style-name="T119">. </text:span></text:p>
      <text:p text:style-name="P231">3. <text:span text:style-name="T117">x</text:span><text:span text:style-name="T66">3</text:span><text:span text:style-name="T117"> + y</text:span><text:span text:style-name="T66">3 </text:span><text:span text:style-name="T117">+ z</text:span><text:span text:style-name="T67">3</text:span><text:span text:style-name="T118"> + 3x</text:span><text:span text:style-name="T66">2</text:span><text:span text:style-name="T117">y + 3x</text:span><text:span text:style-name="T66">2</text:span><text:span text:style-name="T117">z + 3xy</text:span><text:span text:style-name="T66">2</text:span><text:span text:style-name="T117"> + 3y</text:span><text:span text:style-name="T66">2</text:span><text:span text:style-name="T117">z + 3xz</text:span><text:span text:style-name="T67">2</text:span><text:span text:style-name="T118"> + 3yz</text:span><text:span text:style-name="T66">2</text:span><text:span text:style-name="T117"> + 6xyz.</text:span></text:p>
      <text:p text:style-name="P230">4. a<text:span text:style-name="T54">4</text:span> — a<text:span text:style-name="T54">3</text:span>b — 7a<text:span text:style-name="T54">2</text:span>b<text:span text:style-name="T54">2</text:span> + ab<text:span text:style-name="T54">3</text:span> + 6b<text:span text:style-name="T54">4</text:span>.</text:p>
      <text:p text:style-name="P236"><text:soft-page-break/>§ <text:span text:style-name="T116">11</text:span></text:p>
      <text:p text:style-name="P236"/>
      <text:p text:style-name="P228">Упражнения</text:p>
      <text:p text:style-name="P228"/>
      <text:p text:style-name="P232">1. a<text:span text:style-name="T54">5</text:span> + a<text:span text:style-name="T54">4</text:span> + 2a<text:span text:style-name="T54">3</text:span> — 6a<text:span text:style-name="T54">2</text:span> — 3a + 5.</text:p>
      <text:p text:style-name="P233">2. 2a<text:span text:style-name="T54">6</text:span> + <text:span text:style-name="T120">3</text:span>a<text:span text:style-name="T54">5</text:span> + a<text:span text:style-name="T54">4 </text:span><text:span text:style-name="T120">+ 9a</text:span><text:span text:style-name="T69">3 </text:span>— <text:span text:style-name="T120">2</text:span>a<text:span text:style-name="T54">2</text:span> — <text:span text:style-name="T120">18a + 5.</text:span></text:p>
      <text:p text:style-name="P234">3. b<text:span text:style-name="T54">6</text:span> — 1.</text:p>
      <text:p text:style-name="P234">4. x<text:span text:style-name="T54">3</text:span> + 7x<text:span text:style-name="T54">2</text:span> + 7x — 15.</text:p>
      <text:p text:style-name="P234">5. x<text:span text:style-name="T54">3</text:span> — 6x<text:span text:style-name="T54">2</text:span> + 11x —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2-13T00:03:50.125097927</dc:date>
    <dc:creator>Игорь </dc:creator>
    <meta:editing-duration>PT9H21M58S</meta:editing-duration>
    <meta:editing-cycles>100</meta:editing-cycles>
    <meta:generator>LibreOffice/6.1.1.2$MacOSX_X86_64 LibreOffice_project/5d19a1bfa650b796764388cd8b33a5af1f5baa1b</meta:generator>
    <meta:document-statistic meta:table-count="11" meta:image-count="0" meta:object-count="95" meta:page-count="16" meta:paragraph-count="624" meta:word-count="2060" meta:character-count="7159" meta:non-whitespace-character-count="5501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107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8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1 over {2}
 </annotation>
  </semantics>
</math>
</file>

<file path=Object 71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2/content.xml><?xml version="1.0" encoding="utf-8"?>
<math xmlns="http://www.w3.org/1998/Math/MathML" display="block">
  <semantics>
    <mfrac>
      <mi>x</mi>
      <mrow>
        <mn>1</mn>
        <mo stretchy="false">−</mo>
        <msup>
          <mi>x</mi>
          <mn>2</mn>
        </msup>
      </mrow>
    </mfrac>
    <annotation encoding="StarMath 5.0">x over {1 - x^2}
 </annotation>
  </semantics>
</math>
</file>

<file path=Object 73/content.xml><?xml version="1.0" encoding="utf-8"?>
<math xmlns="http://www.w3.org/1998/Math/MathML" display="block">
  <semantics>
    <mrow>
      <mo stretchy="false">−</mo>
      <mfrac>
        <mn>3</mn>
        <mn>2</mn>
      </mfrac>
    </mrow>
    <annotation encoding="StarMath 5.0">- {3 over {2}}
 </annotation>
  </semantics>
</math>
</file>

<file path=Object 74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 {5 over {4}}
 </annotation>
  </semantics>
</math>
</file>

<file path=Object 75/content.xml><?xml version="1.0" encoding="utf-8"?>
<math xmlns="http://www.w3.org/1998/Math/MathML" display="block">
  <semantics>
    <mfrac>
      <mn>5</mn>
      <mn>4</mn>
    </mfrac>
    <annotation encoding="StarMath 5.0">5 over {4}
 </annotation>
  </semantics>
</math>
</file>

<file path=Object 76/content.xml><?xml version="1.0" encoding="utf-8"?>
<math xmlns="http://www.w3.org/1998/Math/MathML" display="block">
  <semantics>
    <mfrac>
      <mn>3</mn>
      <mn>2</mn>
    </mfrac>
    <annotation encoding="StarMath 5.0">3 over {2}
 </annotation>
  </semantics>
</math>
</file>

<file path=Object 77/content.xml><?xml version="1.0" encoding="utf-8"?>
<math xmlns="http://www.w3.org/1998/Math/MathML" display="block">
  <semantics>
    <mfrac>
      <mn>3</mn>
      <mn>8</mn>
    </mfrac>
    <annotation encoding="StarMath 5.0">3 over {8}
 </annotation>
  </semantics>
</math>
</file>

<file path=Object 78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79/content.xml><?xml version="1.0" encoding="utf-8"?>
<math xmlns="http://www.w3.org/1998/Math/MathML" display="block">
  <semantics>
    <mfrac>
      <mn>6</mn>
      <mn>5</mn>
    </mfrac>
    <annotation encoding="StarMath 5.0">6 over {5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80/content.xml><?xml version="1.0" encoding="utf-8"?>
<math xmlns="http://www.w3.org/1998/Math/MathML" display="block">
  <semantics>
    <mfrac>
      <mn>20</mn>
      <mn>9</mn>
    </mfrac>
    <annotation encoding="StarMath 5.0">20 over {9}
 </annotation>
  </semantics>
</math>
</file>

<file path=Object 81/content.xml><?xml version="1.0" encoding="utf-8"?>
<math xmlns="http://www.w3.org/1998/Math/MathML" display="block">
  <semantics>
    <mfrac>
      <mn>110</mn>
      <mn>21</mn>
    </mfrac>
    <annotation encoding="StarMath 5.0">110 over {21}
 </annotation>
  </semantics>
</math>
</file>

<file path=Object 82/content.xml><?xml version="1.0" encoding="utf-8"?>
<math xmlns="http://www.w3.org/1998/Math/MathML" display="block">
  <semantics>
    <mrow>
      <mo stretchy="false">−</mo>
      <mfrac>
        <mn>90</mn>
        <mn>19</mn>
      </mfrac>
    </mrow>
    <annotation encoding="StarMath 5.0">-{90 over {19}}
 </annotation>
  </semantics>
</math>
</file>

<file path=Object 83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84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85/content.xml><?xml version="1.0" encoding="utf-8"?>
<math xmlns="http://www.w3.org/1998/Math/MathML" display="block">
  <semantics>
    <mfrac>
      <mn>90</mn>
      <mn>19</mn>
    </mfrac>
    <annotation encoding="StarMath 5.0">90 over {19}
 </annotation>
  </semantics>
</math>
</file>

<file path=Object 86/content.xml><?xml version="1.0" encoding="utf-8"?>
<math xmlns="http://www.w3.org/1998/Math/MathML" display="block">
  <semantics>
    <mrow>
      <mo stretchy="false">−</mo>
      <mfrac>
        <mn>110</mn>
        <mn>21</mn>
      </mfrac>
    </mrow>
    <annotation encoding="StarMath 5.0">-{110 over {21}}
 </annotation>
  </semantics>
</math>
</file>

<file path=Object 87/content.xml><?xml version="1.0" encoding="utf-8"?>
<math xmlns="http://www.w3.org/1998/Math/MathML" display="block">
  <semantics>
    <mrow>
      <mo stretchy="false">−</mo>
      <mfrac>
        <mn>20</mn>
        <mn>9</mn>
      </mfrac>
    </mrow>
    <annotation encoding="StarMath 5.0">-{20 over {9}}
 </annotation>
  </semantics>
</math>
</file>

<file path=Object 88/content.xml><?xml version="1.0" encoding="utf-8"?>
<math xmlns="http://www.w3.org/1998/Math/MathML" display="block">
  <semantics>
    <mrow>
      <mo stretchy="false">−</mo>
      <mfrac>
        <mn>6</mn>
        <mn>5</mn>
      </mfrac>
    </mrow>
    <annotation encoding="StarMath 5.0">-{6 over {5}}
 </annotation>
  </semantics>
</math>
</file>

<file path=Object 89/content.xml><?xml version="1.0" encoding="utf-8"?>
<math xmlns="http://www.w3.org/1998/Math/MathML" display="block">
  <semantics>
    <mrow>
      <mo stretchy="false">−</mo>
      <mfrac>
        <mn>2</mn>
        <mn>3</mn>
      </mfrac>
    </mrow>
    <annotation encoding="StarMath 5.0">-{2 over {3}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

<file path=Object 90/content.xml><?xml version="1.0" encoding="utf-8"?>
<math xmlns="http://www.w3.org/1998/Math/MathML" display="block">
  <semantics>
    <mrow>
      <mo stretchy="false">−</mo>
      <mfrac>
        <mn>3</mn>
        <mn>8</mn>
      </mfrac>
    </mrow>
    <annotation encoding="StarMath 5.0">-{3 over {8}}
 </annotation>
  </semantics>
</math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ru" number:country="RU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0" chart:maximum="5500" chart:origin="0" chart:interval-major="1000" chart:interval-minor-divisor="2" chart:reverse-direction="false" text:line-break="false" loext:try-staggering-first="false" chart:link-data-style-to-source="false" chart:axis-position="0"/>
      <style:graphic-properties svg:stroke-width="0.1cm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2.825cm" svg:y="0.314cm" chart:style-name="ch2">
          <text:p>График зависимости температуры от высоты.</text:p>
        </chart:title>
        <chart:plot-area chart:style-name="ch3" chart:data-source-has-labels="both" svg:x="1.317cm" svg:y="1.282cm" svg:width="14.362cm" svg:height="6.57cm">
          <chartooo:coordinate-region svg:x="2.08cm" svg:y="1.473cm" svg:width="13.599cm" svg:height="6.189cm"/>
          <chart:axis chart:dimension="x" chart:name="primary-x" chart:style-name="ch4" chartooo:axis-type="auto">
            <chart:title svg:x="7.906cm" svg:y="8.032cm" chart:style-name="ch5">
              <text:p>Высота</text:p>
            </chart:title>
            <chart:categories table:cell-range-address="local-table.$A$2:.$A$6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6.006cm" chart:style-name="ch9">
              <text:p>Температура(в ºC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0 м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0 м</text:p>
              </table:table-cell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0 м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0 м</text:p>
              </table:table-cell>
              <table:table-cell office:value-type="float" office:value="4000">
                <text:p>4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00 м</text:p>
              </table:table-cell>
              <table:table-cell office:value-type="float" office:value="5000">
                <text:p>500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9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opacity draw:name="ChartTransparencyGradient_20_2" draw:display-name="ChartTransparencyGradient 2" draw:style="square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2/content.xml><?xml version="1.0" encoding="utf-8"?>
<math xmlns="http://www.w3.org/1998/Math/MathML" display="block">
  <semantics>
    <mfrac>
      <mn>2</mn>
      <mn>3</mn>
    </mfrac>
    <annotation encoding="StarMath 5.0">2 over {3}
 </annotation>
  </semantics>
</math>
</file>

<file path=Object 93/content.xml><?xml version="1.0" encoding="utf-8"?>
<math xmlns="http://www.w3.org/1998/Math/MathML" display="block">
  <semantics>
    <mfrac>
      <mn>4</mn>
      <mn>9</mn>
    </mfrac>
    <annotation encoding="StarMath 5.0">4 over {9}
 </annotation>
  </semantics>
</math>
</file>

<file path=Object 94/content.xml><?xml version="1.0" encoding="utf-8"?>
<math xmlns="http://www.w3.org/1998/Math/MathML" display="block">
  <semantics>
    <mrow>
      <mrow>
        <mo stretchy="false">−</mo>
        <mn>6</mn>
      </mrow>
      <mrow>
        <mo fence="true" stretchy="false">(</mo>
        <mrow>
          <mfrac>
            <mn>2</mn>
            <mn>9</mn>
          </mfrac>
        </mrow>
        <mo fence="true" stretchy="false">)</mo>
      </mrow>
    </mrow>
    <annotation encoding="StarMath 5.0">-6(2 over {9})</annotation>
  </semantics>
</math>
</file>

<file path=Object 99/content.xml><?xml version="1.0" encoding="utf-8"?>
<math xmlns="http://www.w3.org/1998/Math/MathML" display="block">
  <semantics>
    <mrow>
      <mn>1</mn>
      <mrow>
        <mo fence="true" stretchy="false">(</mo>
        <mrow>
          <mfrac>
            <mn>32</mn>
            <mn>49</mn>
          </mfrac>
        </mrow>
        <mo fence="true" stretchy="false">)</mo>
      </mrow>
    </mrow>
    <annotation encoding="StarMath 5.0">1 (32 over {49})</annotation>
  </semantics>
</math>
</file>